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List_20_Heading" style:list-style-name="L2"/>
    <style:style style:name="P8" style:family="paragraph" style:parent-style-name="List_20_Contents" style:list-style-name="L2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utorial - Criando um Blog - Parte 1</text:h>
      <text:section text:style-name="Sect1" text:name="tutorial-criando-um-blog-parte-1">
        <text:p text:style-name="Text_20_body">Este tutorial irá orientá-lo através da criação de um simples blog. Faremos a instalação do CakePHP, criaremos um banco de dados e implementaremos a lógica capaz de listar, adicionar, editar e apagar postagens do blog.</text:p>
        <text:p text:style-name="Text_20_body">Aqui está o que você vai precisar:</text:p>
        <text:list xml:id="list7228113842381762820" text:style-name="L1">
          <text:list-item>
            <text:p text:style-name="P4">Um servidor web em funcionamento. Nós iremos assumir que você esteja usando o Apache, embora as instruções para outros servidores sejam bem similares. Talvez seja preciso alterar um pouco a configuração do servidor, mas a maioria das pessoas pode ter o CakePHP instalado e funcionando sem qualquer trabalho extra. Certifique-se de que você tem o PHP 5.6.0 ou superior, e que as extensões <text:span text:style-name="Emphasis">mbstring</text:span> e <text:span text:style-name="Emphasis">intl</text:span> estejam habilitadas no PHP. Caso não saiba a versão do PHP que está instalada, utilize a função <text:span text:style-name="Source_20_Text">phpinfo()</text:span> ou digite <text:span text:style-name="Source_20_Text">php -v</text:span> no seu terminal de comando. </text:p>
          </text:list-item>
          <text:list-item>
            <text:p text:style-name="P4">Um servidor de banco de dados. Nós vamos usar o servidor <text:span text:style-name="Emphasis">MySQL</text:span> neste tutorial. Você precisa saber o mínimo sobre SQL para então criar um banco de dados, depois disso o CakePHP vai assumir as rédeas. Já que usaremos o <text:span text:style-name="Emphasis">MySQL</text:span>, também certifique-se que a extensão <text:span text:style-name="Source_20_Text">pdo_mysql</text:span> está habilitada no PHP. </text:p>
          </text:list-item>
          <text:list-item>
            <text:p text:style-name="P2">Conhecimento básico sobre PHP. </text:p>
          </text:list-item>
        </text:list>
        <text:p text:style-name="Text_20_body">Vamos começar!</text:p>
        <text:section text:style-name="Sect1" text:name="instalacao-do-cakephp">
          <text:h text:style-name="Heading_20_2" text:outline-level="2">Instalação do CakePHP</text:h>
          <text:p text:style-name="Text_20_body">A maneira mais fácil de instalar o CakePHP é usando Composer, um gerenciador de dependências para o PHP. Se trata de uma forma simples de instalar o CakePHP a partir de seu terminal ou prompt de comando. Primeiro, você precisa baixar e instalar o Composer. Se possuir instalada a extensão <text:span text:style-name="Emphasis">cURL</text:span> do PHP, execute o seguinte comando:</text:p>
          <text:p text:style-name="P1">curl -s https://getcomposer.org/installer | php</text:p>
          <text:p text:style-name="Text_20_body">Você também pode baixar o arquivo <text:span text:style-name="Source_20_Text">composer.phar</text:span> do <text:a xlink:type="simple" xlink:href="https://getcomposer.org/download/" text:style-name="Internet_20_link" text:visited-style-name="Visited_20_Internet_20_Link">site</text:a> oficial do Composer.</text:p>
          <text:p text:style-name="Text_20_body">Em seguida, basta digitar a seguinte linha de comando no seu terminal a partir do diretório onde se localiza o arquivo <text:span text:style-name="Source_20_Text">composer.phar</text:span> para instalar o esqueleto da aplicação do CakePHP no diretório [nome_do_app].</text:p>
          <text:p text:style-name="P1">php composer.phar create-project --prefer-dist cakephp/app [nome_do_app]</text:p>
          <text:p text:style-name="Text_20_body">A vantagem de usar o Composer é que ele irá completar automaticamente um conjunto importante de tarefas, como configurar corretamente as permissões de pastas e criar o <text:span text:style-name="Strong_20_Emphasis">config/app.php</text:span> para você.</text:p>
          <text:p text:style-name="Text_20_body">Há outras maneiras de instalar o CakePHP. Se você não puder ou não quiser usar o Composer, confira a seção <text:a xlink:type="simple" xlink:href="https://book.cakephp.org/3.0/pt/installation.html" text:style-name="Internet_20_link" text:visited-style-name="Visited_20_Internet_20_Link">Instalação</text:a>.</text:p>
          <text:p text:style-name="Text_20_body"><text:soft-page-break/>Independentemente de como você baixou o CakePHP, uma vez que sua instalação for concluída, a estrutura dos diretórios deve ficar parecida com o seguinte:</text:p>
          <text:p text:style-name="Preformatted_20_Text">/nome_do_app</text:p>
          <text:p text:style-name="Preformatted_20_Text"><text:s text:c="4"/>/bin</text:p>
          <text:p text:style-name="Preformatted_20_Text"><text:s text:c="4"/>/config</text:p>
          <text:p text:style-name="Preformatted_20_Text"><text:s text:c="4"/>/logs</text:p>
          <text:p text:style-name="Preformatted_20_Text"><text:s text:c="4"/>/plugins</text:p>
          <text:p text:style-name="Preformatted_20_Text"><text:s text:c="4"/>/src</text:p>
          <text:p text:style-name="Preformatted_20_Text"><text:s text:c="4"/>/tests</text:p>
          <text:p text:style-name="Preformatted_20_Text"><text:s text:c="4"/>/tmp</text:p>
          <text:p text:style-name="Preformatted_20_Text"><text:s text:c="4"/>/vendor</text:p>
          <text:p text:style-name="Preformatted_20_Text"><text:s text:c="4"/>/webroot</text:p>
          <text:p text:style-name="Preformatted_20_Text"><text:s text:c="4"/>.editorconfig</text:p>
          <text:p text:style-name="Preformatted_20_Text"><text:s text:c="4"/>.gitignore</text:p>
          <text:p text:style-name="Preformatted_20_Text"><text:s text:c="4"/>.htaccess</text:p>
          <text:p text:style-name="Preformatted_20_Text"><text:s text:c="4"/>.travis.yml</text:p>
          <text:p text:style-name="Preformatted_20_Text"><text:s text:c="4"/>composer.json</text:p>
          <text:p text:style-name="Preformatted_20_Text"><text:s text:c="4"/>index.php</text:p>
          <text:p text:style-name="Preformatted_20_Text"><text:s text:c="4"/>phpunit.xml.dist</text:p>
          <text:p text:style-name="P1"><text:s text:c="4"/>README.md</text:p>
          <text:p text:style-name="Text_20_body">Agora pode ser um bom momento para aprender sobre como a estrutura de diretórios do CakePHP funciona: Confira a seção <text:a xlink:type="simple" xlink:href="https://book.cakephp.org/3.0/pt/intro/cakephp-folder-structure.html" text:style-name="Internet_20_link" text:visited-style-name="Visited_20_Internet_20_Link">Estrutura de pastas do CakePHP</text:a>.</text:p>
        </text:section>
        <text:section text:style-name="Sect1" text:name="permissoes-dos-diretorios-tmp-e-logs">
          <text:h text:style-name="Heading_20_2" text:outline-level="2">Permissões dos diretórios tmp e logs</text:h>
          <text:p text:style-name="Text_20_body">Os diretórios <text:span text:style-name="Strong_20_Emphasis">tmp</text:span> e <text:span text:style-name="Strong_20_Emphasis">logs</text:span> precisam ter permissões adequadas para que possam ser alterados pelo seu servidor web. Se você usou o Composer na instalação, ele deve ter feito isso por você e confirmado com uma mensagem “Permissions set on &lt;folder&gt;”. Se você ao invés disso, recebeu uma mensagem de erro ou se quiser fazê-lo manualmente, a melhor forma seria descobrir por qual usuário o seu servidor web é executado (<text:span text:style-name="Source_20_Text">&lt;?= 'whoami'; ?&gt;</text:span>) e alterar o proprietário desses dois diretórios para este usuário. Os comandos finais a serem executados (em *nix) podem ser algo como:</text:p>
          <text:p text:style-name="Preformatted_20_Text">chown -R www-data tmp</text:p>
          <text:p text:style-name="P1">chown -R www-data logs</text:p>
          <text:p text:style-name="Text_20_body">Se por alguma razão o CakePHP não puder escrever nesses diretórios, você será informado por uma advertência enquanto não estiver em modo de produção.</text:p>
          <text:p text:style-name="Text_20_body">Embora não seja recomendado, se você é incapaz de redefinir as permissões do seu servidor web, você pode simplesmente alterar as permissões de gravação diretamente nos diretórios, executando os seguintes comandos:</text:p>
          <text:p text:style-name="Preformatted_20_Text">chmod -R 777 tmp</text:p>
          <text:p text:style-name="P1">chmod -R 777 logs</text:p>
        </text:section>
        <text:section text:style-name="Sect1" text:name="criando-o-banco-de-dados-do-blog">
          <text:h text:style-name="Heading_20_2" text:outline-level="2">Criando o banco de dados do Blog</text:h>
          <text:p text:style-name="Text_20_body">Em seguida, vamos configurar o banco de dados para o nosso blog. Se você ainda não tiver feito isto, crie um banco de dados vazio para usar neste tutorial, com um nome de <text:soft-page-break/>sua escolha, por exemplo, <text:span text:style-name="Source_20_Text">cake_blog</text:span>. Agora, vamos criar uma tabela para armazenar nossos artigos:</text:p>
          <text:p text:style-name="Preformatted_20_Text">/* Primeiro, criamos a tabela articles: */</text:p>
          <text:p text:style-name="Preformatted_20_Text">CREATE TABLE articles (</text:p>
          <text:p text:style-name="Preformatted_20_Text"><text:s text:c="4"/>id INT UNSIGNED AUTO_INCREMENT PRIMARY KEY,</text:p>
          <text:p text:style-name="Preformatted_20_Text"><text:s text:c="4"/>title VARCHAR(50),</text:p>
          <text:p text:style-name="Preformatted_20_Text"><text:s text:c="4"/>body TEXT,</text:p>
          <text:p text:style-name="Preformatted_20_Text"><text:s text:c="4"/>created DATETIME DEFAULT NULL,</text:p>
          <text:p text:style-name="Preformatted_20_Text"><text:s text:c="4"/>modified DATETIME DEFAULT NULL</text:p>
          <text:p text:style-name="P1">);</text:p>
          <text:p text:style-name="Text_20_body">Nós vamos também inserir alguns artigos para usarmos em nossos testes. Execute os seguintes comandos SQL em seu banco de dados:</text:p>
          <text:p text:style-name="Preformatted_20_Text">/* Então inserimos articles para testes: */</text:p>
          <text:p text:style-name="Preformatted_20_Text">INSERT INTO articles (title,body,created)</text:p>
          <text:p text:style-name="Preformatted_20_Text"><text:s text:c="4"/>VALUES ('The title', 'This is the article body.', NOW());</text:p>
          <text:p text:style-name="Preformatted_20_Text">INSERT INTO articles (title,body,created)</text:p>
          <text:p text:style-name="Preformatted_20_Text"><text:s text:c="4"/>VALUES ('A title once again', 'And the article body follows.', NOW());</text:p>
          <text:p text:style-name="Preformatted_20_Text">INSERT INTO articles (title,body,created)</text:p>
          <text:p text:style-name="P1"><text:s text:c="4"/>VALUES ('Title strikes back', 'This is really exciting! Not.', NOW());</text:p>
          <text:p text:style-name="Text_20_body">Os nomes de tabelas e colunas que usamos não foram arbitrárias. Usando <text:a xlink:type="simple" xlink:href="https://book.cakephp.org/3.0/pt/intro/conventions.html" text:style-name="Internet_20_link" text:visited-style-name="Visited_20_Internet_20_Link">convenções de nomenclatura</text:a> do CakePHP, podemos alavancar o desenvolvimento e acelerar a configuração do framework. O CakePHP é flexível o suficiente para acomodar até mesmo esquemas de banco de dados legados inconsistentes, mas aderir às convenções vai lhe poupar tempo.</text:p>
        </text:section>
        <text:section text:style-name="Sect1" text:name="configurando-o-banco-de-dados-do-blog">
          <text:h text:style-name="Heading_20_2" text:outline-level="2">Configurando o banco de dados do Blog</text:h>
          <text:p text:style-name="Text_20_body">Em seguida, vamos dizer ao CakePHP onde nosso banco de dados está e como se conectar a ele. Para muitos, esta será a primeira e última vez que será necessário configurar algo.</text:p>
          <text:p text:style-name="Text_20_body">A configuração é bem simples e objetiva: basta alterar os valores no array <text:span text:style-name="Source_20_Text">Datasources.default</text:span> localizado no arquivo <text:span text:style-name="Strong_20_Emphasis">config/app.php</text:span>, pelos valores que se aplicam à sua configuração. Um exemplo completo de configurações deve se parecer como o seguinte:</text:p>
          <text:p text:style-name="Preformatted_20_Text">return [</text:p>
          <text:p text:style-name="Preformatted_20_Text"><text:s text:c="4"/>// Mais configurações acima.</text:p>
          <text:p text:style-name="Preformatted_20_Text"><text:s text:c="4"/>'Datasources' =&gt; [</text:p>
          <text:p text:style-name="Preformatted_20_Text"><text:s text:c="8"/>'default' =&gt; [</text:p>
          <text:p text:style-name="Preformatted_20_Text"><text:s text:c="12"/>'className' =&gt; 'Cake\Database\Connection',</text:p>
          <text:p text:style-name="Preformatted_20_Text"><text:s text:c="12"/>'driver' =&gt; 'Cake\Database\Driver\Mysql',</text:p>
          <text:p text:style-name="Preformatted_20_Text"><text:s text:c="12"/>'persistent' =&gt; false,</text:p>
          <text:p text:style-name="Preformatted_20_Text"><text:s text:c="12"/>'host' =&gt; 'localhost',</text:p>
          <text:p text:style-name="Preformatted_20_Text"><text:s text:c="12"/>'username' =&gt; 'cakephp',</text:p>
          <text:p text:style-name="Preformatted_20_Text"><text:s text:c="12"/>'password' =&gt; 'AngelF00dC4k3~',</text:p>
          <text:p text:style-name="Preformatted_20_Text"><text:s text:c="12"/>'database' =&gt; 'cake_blog',</text:p>
          <text:p text:style-name="Preformatted_20_Text"><text:s text:c="12"/>'encoding' =&gt; 'utf8',</text:p>
          <text:p text:style-name="Preformatted_20_Text"><text:s text:c="12"/>'timezone' =&gt; 'UTC',</text:p>
          <text:p text:style-name="Preformatted_20_Text"><text:s text:c="12"/>'cacheMetadata' =&gt; true,</text:p>
          <text:p text:style-name="Preformatted_20_Text"><text:s text:c="8"/>],</text:p>
          <text:p text:style-name="Preformatted_20_Text"><text:s text:c="4"/>],</text:p>
          <text:p text:style-name="Preformatted_20_Text"><text:soft-page-break/><text:s text:c="4"/>// Mais configurações abaixo.</text:p>
          <text:p text:style-name="P1">];</text:p>
          <text:p text:style-name="Text_20_body">Depois de salvar o arquivo <text:span text:style-name="Strong_20_Emphasis">config/app.php</text:span>, você deve notar a mensagem <text:span text:style-name="Emphasis">CakePHP is able to connect to the database</text:span> ao acessar o Blog pelo seu navegador.</text:p>
          <text:p text:style-name="Text_20_body">Uma cópia do arquivo de configuração padrão do CakePHP pode ser encontrada em <text:span text:style-name="Strong_20_Emphasis">config/app.default.php</text:span>.</text:p>
        </text:section>
        <text:section text:style-name="Sect1" text:name="configuracoes-opcionais">
          <text:h text:style-name="Heading_20_2" text:outline-level="2">Configurações opcionais</text:h>
          <text:p text:style-name="Text_20_body">Há alguns outros itens que podem ser configurados. Muitos desenvolvedores completam esta lista de itens, mas os mesmos não são obrigatórios para este tutorial. Um deles é definir uma sequência personalizada (ou “salt”) para uso em hashes de segurança.</text:p>
          <text:p text:style-name="Text_20_body">A sequência personalizada (ou salt) é utilizada para gerar hashes de segurança. Se você utilizou o Composer, ele cuidou disso para você durante a instalação. Apesar disso, você precisa alterar a sequência personalizada padrão editando o arquivo <text:span text:style-name="Strong_20_Emphasis">config/app.php</text:span>. Não importa qual será o novo valor, somente deverá ser algo difícil de descobrir:</text:p>
          <text:p text:style-name="Preformatted_20_Text">'Security' =&gt; [</text:p>
          <text:p text:style-name="Preformatted_20_Text"><text:s text:c="4"/>'salt' =&gt; 'algum valor longo contendo uma mistura aleatória de valores.',</text:p>
          <text:p text:style-name="P1">],</text:p>
        </text:section>
        <text:section text:style-name="Sect1" text:name="observacao-sobre-o-mod-rewrite">
          <text:h text:style-name="Heading_20_2" text:outline-level="2">Observação sobre o mod_rewrite</text:h>
          <text:p text:style-name="Text_20_body">Ocasionalmente, novos usuários irão se atrapalhar com problemas de mod_rewrite. Por exemplo, se a página de boas vindas do CakePHP parecer estranha (sem imagens ou estilos CSS). Isto provavelmente significa que o mod_rewrite não está funcionando em seu servidor. Por favor, verifique a seção <text:a xlink:type="simple" xlink:href="https://book.cakephp.org/3.0/pt/installation.html#url-rewriting" text:style-name="Internet_20_link" text:visited-style-name="Visited_20_Internet_20_Link">Reescrita de URL</text:a> para obter ajuda e resolver qualquer problema relacionado.</text:p>
          <text:p text:style-name="Text_20_body">Agora continue o tutorial em <text:a xlink:type="simple" xlink:href="https://book.cakephp.org/3.0/pt/tutorials-and-examples/blog/part-two.html" text:style-name="Internet_20_link" text:visited-style-name="Visited_20_Internet_20_Link">Tutorial - Criando um Blog - Parte 2</text:a> e inicie a construção do seu Blog com o CakePHP.</text:p>
        </text:section>
      </text:section>
      <text:p text:style-name="Standard"/>
      <text:h text:style-name="Heading_20_1" text:outline-level="1">Tutorial - Criando um Blog - Parte 2</text:h>
      <text:section text:style-name="Sect1" text:name="tutorial-criando-um-blog-parte-2">
        <text:section text:style-name="Sect1" text:name="criando-o-model">
          <text:h text:style-name="Heading_20_2" text:outline-level="2">Criando o model</text:h>
          <text:p text:style-name="Text_20_body">Após criar um model (modelo) no CakePHP, nós teremos a base necessária para interagirmos com o banco de dados e executar operações.</text:p>
          <text:p text:style-name="Text_20_body">Os arquivos de classes, correspondentes aos models, no CakePHP estão divididos entre os objetos <text:span text:style-name="Source_20_Text">Table</text:span> e <text:span text:style-name="Source_20_Text">Entity</text:span>. Objetos <text:span text:style-name="Source_20_Text">Table</text:span> provêm acesso à coleção de entidades armazenada em uma tabela e são alocados em <text:span text:style-name="Strong_20_Emphasis">src/Model/Table</text:span>.</text:p>
          <text:p text:style-name="Text_20_body">O arquivo que criaremos deverá ficar salvo em <text:span text:style-name="Strong_20_Emphasis">src/Model/Table/ArticlesTable.php</text:span>:</text:p>
          <text:p text:style-name="Preformatted_20_Text">// src/Model/Table/ArticlesTable.php</text:p>
          <text:p text:style-name="Preformatted_20_Text"><text:soft-page-break/></text:p>
          <text:p text:style-name="Preformatted_20_Text">namespace App\Model\Table;</text:p>
          <text:p text:style-name="Preformatted_20_Text"/>
          <text:p text:style-name="Preformatted_20_Text">use Cake\ORM\Table;</text:p>
          <text:p text:style-name="Preformatted_20_Text"/>
          <text:p text:style-name="Preformatted_20_Text">class ArticlesTable extends Table</text:p>
          <text:p text:style-name="Preformatted_20_Text">{</text:p>
          <text:p text:style-name="Preformatted_20_Text"><text:s text:c="4"/>public function initialize(array $config)</text:p>
          <text:p text:style-name="Preformatted_20_Text"><text:s text:c="4"/>{</text:p>
          <text:p text:style-name="Preformatted_20_Text"><text:s text:c="8"/>$this-&gt;addBehavior('Timestamp');</text:p>
          <text:p text:style-name="Preformatted_20_Text"><text:s text:c="4"/>}</text:p>
          <text:p text:style-name="P1">}</text:p>
          <text:p text:style-name="Text_20_body">Convenções de nomenclatura são muito importantes no CakePHP. Ao nomear nosso objeto como <text:span text:style-name="Source_20_Text">ArticlesTable</text:span>, o CakePHP automaticamente deduz que o mesmo utilize o <text:span text:style-name="Source_20_Text">ArticlesController</text:span> e seja relacionado à tabela <text:span text:style-name="Source_20_Text">articles</text:span>.</text:p>
          <text:p text:style-name="Text_20_body">O CakePHP criará automaticamente um objeto model se não puder encontrar um arquivo correspondente em <text:span text:style-name="Strong_20_Emphasis">src/Model/Table</text:span>. Se você nomear incorretamente seu arquivo (isto é, artciclestable.php ou ArticleTable.php), o CakePHP não reconhecerá suas definições e usará o model gerado como alternativa.</text:p>
          <text:p text:style-name="Text_20_body">Para mais informações sobre models, como callbacks e validação, visite o capítulo <text:a xlink:type="simple" xlink:href="https://book.cakephp.org/3.0/pt/orm.html" text:style-name="Internet_20_link" text:visited-style-name="Visited_20_Internet_20_Link">Models (Modelos)</text:a> do manual.</text:p>
          <text:p text:style-name="Text_20_body">Se você completou a <text:a xlink:type="simple" xlink:href="https://book.cakephp.org/3.0/pt/tutorials-and-examples/blog/blog.html" text:style-name="Internet_20_link" text:visited-style-name="Visited_20_Internet_20_Link">primeira parte</text:a> do tutorial e criou a tabela <text:span text:style-name="Source_20_Text">articles</text:span>, você pode tomar proveito da capacidade de geração de código do bake através do console do CakePHP para criar o model <text:span text:style-name="Source_20_Text">ArticlesTable</text:span>:</text:p>
          <text:p text:style-name="P1">bin/cake bake model Articles</text:p>
          <text:p text:style-name="Text_20_body">Para mais informações sobre o bake e suas características relacionadas a geração de código, visite o capítulo <text:a xlink:type="simple" xlink:href="https://book.cakephp.org/3.0/pt/bake/usage.html" text:style-name="Internet_20_link" text:visited-style-name="Visited_20_Internet_20_Link">Geração de código com bake</text:a> do manual.</text:p>
        </text:section>
        <text:section text:style-name="Sect1" text:name="criando-o-controller">
          <text:h text:style-name="Heading_20_2" text:outline-level="2">Criando o controller</text:h>
          <text:p text:style-name="Text_20_body">A seguir, criaremos um controller (controlador) para nossos artigos. O controller é responsável pela lógica de interação da aplicação. É o lugar onde você utilizará as regras contidas nos models e executará tarefas relacionadas aos artigos. Criaremos um arquivo chamado <text:span text:style-name="Strong_20_Emphasis">ArticlesController.php</text:span> no diretório <text:span text:style-name="Strong_20_Emphasis">src/Controller</text:span>:</text:p>
          <text:p text:style-name="Preformatted_20_Text">// src/Controller/ArticlesController.php</text:p>
          <text:p text:style-name="Preformatted_20_Text"/>
          <text:p text:style-name="Preformatted_20_Text">namespace App\Controller;</text:p>
          <text:p text:style-name="Preformatted_20_Text"/>
          <text:p text:style-name="Preformatted_20_Text">class ArticlesController extends AppController</text:p>
          <text:p text:style-name="Preformatted_20_Text">{</text:p>
          <text:p text:style-name="P1">}</text:p>
          <text:p text:style-name="Text_20_body">Agora, vamos adicionar uma action (ação) ao nosso controller. Actions frequentemente, representam uma função ou interface em uma aplicação. Por exemplo, quando os usuários requisitarem www.example.com/articles/index (sendo o mesmo que www.example.com/articles/), eles esperam ver uma lista de artigos:</text:p>
          <text:p text:style-name="Preformatted_20_Text"><text:soft-page-break/>// src/Controller/ArticlesController.php</text:p>
          <text:p text:style-name="Preformatted_20_Text"/>
          <text:p text:style-name="Preformatted_20_Text">namespace App\Controller;</text:p>
          <text:p text:style-name="Preformatted_20_Text"/>
          <text:p text:style-name="Preformatted_20_Text">class ArticlesController extends AppController</text:p>
          <text:p text:style-name="Preformatted_20_Text">{</text:p>
          <text:p text:style-name="Preformatted_20_Text"/>
          <text:p text:style-name="Preformatted_20_Text"><text:s text:c="4"/>public function index()</text:p>
          <text:p text:style-name="Preformatted_20_Text"><text:s text:c="4"/>{</text:p>
          <text:p text:style-name="Preformatted_20_Text"><text:s text:c="8"/>$articles = $this-&gt;Articles-&gt;find('all');</text:p>
          <text:p text:style-name="Preformatted_20_Text"><text:s text:c="8"/>$this-&gt;set(compact('articles'));</text:p>
          <text:p text:style-name="Preformatted_20_Text"><text:s text:c="4"/>}</text:p>
          <text:p text:style-name="P1">}</text:p>
          <text:p text:style-name="Text_20_body">Ao definir a função <text:span text:style-name="Source_20_Text">index()</text:span> em nosso <text:span text:style-name="Source_20_Text">ArticlesController</text:span>, os usuários podem acessá-la requisitando www.example.com/articles/index. Similarmente, se definíssemos uma função chamada <text:span text:style-name="Source_20_Text">foobar()</text:span>, os usuários poderiam acessá-la em www.example.com/articles/foobar.</text:p>
          <text:p text:style-name="Text_20_body">Vocês podem ser tentados a nomear seus controllers e actions para obter uma certa URL. Resista a essa tentação. Siga as <text:a xlink:type="simple" xlink:href="https://book.cakephp.org/3.0/pt/intro/conventions.html" text:style-name="Internet_20_link" text:visited-style-name="Visited_20_Internet_20_Link">Convenções do CakePHP</text:a> e crie nomes de action legíveis e compreensíveis. Você pode mapear URLs para o seu código utilizando <text:a xlink:type="simple" xlink:href="https://book.cakephp.org/3.0/pt/development/routing.html" text:style-name="Internet_20_link" text:visited-style-name="Visited_20_Internet_20_Link">Roteamento</text:a>.</text:p>
          <text:p text:style-name="Text_20_body">A instrução na action usa <text:span text:style-name="Source_20_Text">set()</text:span> para passar dados do controller para a view. A variável é definida como ‘articles’, sendo igual ao valor retornado do método <text:span text:style-name="Source_20_Text">find('all')</text:span> do objeto <text:span text:style-name="Source_20_Text">ArticlesTable</text:span>.</text:p>
          <text:p text:style-name="Text_20_body">Se você completou a <text:a xlink:type="simple" xlink:href="https://book.cakephp.org/3.0/pt/tutorials-and-examples/blog/blog.html" text:style-name="Internet_20_link" text:visited-style-name="Visited_20_Internet_20_Link">primeira parte</text:a> do tutorial e criou a tabela <text:span text:style-name="Source_20_Text">articles</text:span>, você pode tomar proveito da capacidade de geração de código do bake através do console do CakePHP para criar o controller <text:span text:style-name="Source_20_Text">ArticlesController</text:span>:</text:p>
          <text:p text:style-name="P1">bin/cake bake controller Articles</text:p>
          <text:p text:style-name="Text_20_body">Para mais informações sobre o bake e suas características sobre geração de código, visite o capítulo <text:a xlink:type="simple" xlink:href="https://book.cakephp.org/3.0/pt/bake/usage.html" text:style-name="Internet_20_link" text:visited-style-name="Visited_20_Internet_20_Link">Geração de código com bake</text:a> do manual.</text:p>
        </text:section>
        <text:section text:style-name="Sect1" text:name="criando-as-views">
          <text:h text:style-name="Heading_20_2" text:outline-level="2">Criando as views</text:h>
          <text:p text:style-name="Text_20_body">Agora que nós temos os dados fluindo pelo nosso model, e nossa lógica da aplicação definida em nosso controller, vamos criar uma view (visualização) para a action <text:span text:style-name="Source_20_Text">index()</text:span>.</text:p>
          <text:p text:style-name="Text_20_body">As views do CakePHP são camadas de apresentação que se encaixam nos layouts da aplicação. Para a maioria das aplicações, elas são uma mescla entre HTML e PHP, mas também podem ser distribuídas como XML, CSV, ou ainda dados binários.</text:p>
          <text:p text:style-name="Text_20_body">Um layout é um conjunto de códigos encontrado ao redor das views. Múltiplos layouts podem ser definidos, e você pode alterar entre eles, mas agora, vamos usar o default, localziado em <text:span text:style-name="Strong_20_Emphasis">src/Template/Layout/default.ctp</text:span>.</text:p>
          <text:p text:style-name="Text_20_body"><text:soft-page-break/>Lembra que na última sessão atribuímos a variável ‘articles’ à view usando o método <text:span text:style-name="Source_20_Text">set()</text:span>? Isso levará a coleção de objetos gerada pela query a ser invocada numa iteração <text:span text:style-name="Source_20_Text">foreach</text:span>.</text:p>
          <text:p text:style-name="Text_20_body">Arquivos de template do CakePHP são armazenados em <text:span text:style-name="Strong_20_Emphasis">src/Template</text:span> dentro de uma pasta com o nome do controller correspondente (nós teremos que criar a pasta ‘Articles’ nesse caso). Para distribuir os dados de artigos em uma tabela, precisamos criar uma view assim:</text:p>
          <text:p text:style-name="Preformatted_20_Text">&lt;!-- File: src/Template/Articles/index.ctp --&gt;</text:p>
          <text:p text:style-name="Preformatted_20_Text"/>
          <text:p text:style-name="Preformatted_20_Text">&lt;h1&gt;Blog articles&lt;/h1&gt;</text:p>
          <text:p text:style-name="Preformatted_20_Text">&lt;table&gt;</text:p>
          <text:p text:style-name="Preformatted_20_Text"><text:s text:c="4"/>&lt;tr&gt;</text:p>
          <text:p text:style-name="Preformatted_20_Text"><text:s text:c="8"/>&lt;th&gt;Id&lt;/th&gt;</text:p>
          <text:p text:style-name="Preformatted_20_Text"><text:s text:c="8"/>&lt;th&gt;Title&lt;/th&gt;</text:p>
          <text:p text:style-name="Preformatted_20_Text"><text:s text:c="8"/>&lt;th&gt;Created&lt;/th&gt;</text:p>
          <text:p text:style-name="Preformatted_20_Text"><text:s text:c="4"/>&lt;/tr&gt;</text:p>
          <text:p text:style-name="Preformatted_20_Text"/>
          <text:p text:style-name="Preformatted_20_Text"><text:s text:c="4"/>&lt;!-- Aqui é onde iremos iterar nosso objeto de solicitação $articles, exibindo informações de artigos --&gt;</text:p>
          <text:p text:style-name="Preformatted_20_Text"/>
          <text:p text:style-name="Preformatted_20_Text"><text:s text:c="4"/>&lt;?php foreach ($articles as $article): ?&gt;</text:p>
          <text:p text:style-name="Preformatted_20_Text"><text:s text:c="4"/>&lt;tr&gt;</text:p>
          <text:p text:style-name="Preformatted_20_Text"><text:s text:c="8"/>&lt;td&gt;&lt;?= $article-&gt;id ?&gt;&lt;/td&gt;</text:p>
          <text:p text:style-name="Preformatted_20_Text"><text:s text:c="8"/>&lt;td&gt;</text:p>
          <text:p text:style-name="Preformatted_20_Text"><text:s text:c="12"/>&lt;?= $this-&gt;Html-&gt;link($article-&gt;title, ['action' =&gt; 'view', $article-&gt;id]) ?&gt;</text:p>
          <text:p text:style-name="Preformatted_20_Text"><text:s text:c="8"/>&lt;/td&gt;</text:p>
          <text:p text:style-name="Preformatted_20_Text"><text:s text:c="8"/>&lt;td&gt;</text:p>
          <text:p text:style-name="Preformatted_20_Text"><text:s text:c="12"/>&lt;?= $article-&gt;created-&gt;format(DATE_RFC850) ?&gt;</text:p>
          <text:p text:style-name="Preformatted_20_Text"><text:s text:c="8"/>&lt;/td&gt;</text:p>
          <text:p text:style-name="Preformatted_20_Text"><text:s text:c="4"/>&lt;/tr&gt;</text:p>
          <text:p text:style-name="Preformatted_20_Text"><text:s text:c="4"/>&lt;?php endforeach; ?&gt;</text:p>
          <text:p text:style-name="P1">&lt;/table&gt;</text:p>
          <text:p text:style-name="Text_20_body">Você deve ter notado o uso de um objeto chamado <text:span text:style-name="Source_20_Text">$this-&gt;Html</text:span>, uma instância da classe <text:a xlink:type="simple" xlink:href="https://book.cakephp.org/3.0/pt/views/helpers/html.html#Cake%5CView%5CHelper%5CHtmlHelper" text:style-name="Internet_20_link" text:visited-style-name="Visited_20_Internet_20_Link"><text:span text:style-name="Source_20_Text">Cake\View\Helper\HtmlHelper</text:span></text:a> do CakePHP. O CakePHP vem com um conjunto de view helpers que simplificam tarefas como gerar links e formulários. Você pode aprender como usá-los em <text:a xlink:type="simple" xlink:href="https://book.cakephp.org/3.0/pt/views/helpers.html" text:style-name="Internet_20_link" text:visited-style-name="Visited_20_Internet_20_Link">Helpers (Facilitadores)</text:a>, mas aqui é importante notar que o método <text:span text:style-name="Source_20_Text">link()</text:span> irá gerar um link HTML com o referido título (primeiro parâmetro) e URL (segundo parâmetro).</text:p>
          <text:p text:style-name="Text_20_body">Quando se especifíca URLs no CakePHP, é recomendado o uso do formato de array. Isto será melhor explicado posteriormente na seção Rotas. Usando o formato de array para URLs, você toma vantagem das capacidades de roteamento reverso do CakePHP. Você também pode especificar URLs relativas a base da aplicação com o formato <text:span text:style-name="Source_20_Text">/controller/action/param1/param2</text:span> ou usar <text:a xlink:type="simple" xlink:href="https://book.cakephp.org/3.0/pt/development/routing.html#named-routes" text:style-name="Internet_20_link" text:visited-style-name="Visited_20_Internet_20_Link">named routes</text:a>.</text:p>
          <text:p text:style-name="Text_20_body">Neste ponto, você pode visitar <text:a xlink:type="simple" xlink:href="http://www.example.com/articles/index" text:style-name="Internet_20_link" text:visited-style-name="Visited_20_Internet_20_Link">http://www.example.com/articles/index</text:a> no seu navegador. Você deve ver sua view corretamente formatada listando os artigos.</text:p>
          <text:p text:style-name="Text_20_body"><text:soft-page-break/>Se você clicar no link do título de um artigo listado, provavelmente será informado pelo CakePHP que a action ainda não foi definida, então vamos criá-la no <text:span text:style-name="Source_20_Text">ArticlesController</text:span> agora:</text:p>
          <text:p text:style-name="Preformatted_20_Text">// src/Controller/ArticlesController.php</text:p>
          <text:p text:style-name="Preformatted_20_Text"/>
          <text:p text:style-name="Preformatted_20_Text">namespace App\Controller;</text:p>
          <text:p text:style-name="Preformatted_20_Text"/>
          <text:p text:style-name="Preformatted_20_Text">class ArticlesController extends AppController</text:p>
          <text:p text:style-name="Preformatted_20_Text">{</text:p>
          <text:p text:style-name="Preformatted_20_Text"/>
          <text:p text:style-name="Preformatted_20_Text"><text:s text:c="4"/>public function index()</text:p>
          <text:p text:style-name="Preformatted_20_Text"><text:s text:c="4"/>{</text:p>
          <text:p text:style-name="Preformatted_20_Text"><text:s text:c="9"/>$this-&gt;set('articles', $this-&gt;Articles-&gt;find('all'));</text:p>
          <text:p text:style-name="Preformatted_20_Text"><text:s text:c="4"/>}</text:p>
          <text:p text:style-name="Preformatted_20_Text"/>
          <text:p text:style-name="Preformatted_20_Text"><text:s text:c="4"/>public function view($id = null)</text:p>
          <text:p text:style-name="Preformatted_20_Text"><text:s text:c="4"/>{</text:p>
          <text:p text:style-name="Preformatted_20_Text"><text:s text:c="8"/>$article = $this-&gt;Articles-&gt;get($id);</text:p>
          <text:p text:style-name="Preformatted_20_Text"><text:s text:c="8"/>$this-&gt;set(compact('article'));</text:p>
          <text:p text:style-name="Preformatted_20_Text"><text:s text:c="4"/>}</text:p>
          <text:p text:style-name="P1">}</text:p>
          <text:p text:style-name="Text_20_body">O uso do <text:span text:style-name="Source_20_Text">set()</text:span> deve parecer familiar. Repare que você está usando <text:span text:style-name="Source_20_Text">get()</text:span> ao invés de <text:span text:style-name="Source_20_Text">find('all')</text:span> porquê nós queremos a informação de apenas um artigo.</text:p>
          <text:p text:style-name="Text_20_body">Repare que nossa action recebe um parâmetro: o ID do artigo que gostariamos de visualizar. Esse parâmetro é entregue para a action através da URL solicitada. Se o usuário requisitar <text:span text:style-name="Source_20_Text">/articles/view/3</text:span>, então o valor ‘3’ é passado como <text:span text:style-name="Source_20_Text">$id</text:span> para a action.</text:p>
          <text:p text:style-name="Text_20_body">Ao usar a função <text:span text:style-name="Source_20_Text">get()</text:span>, fazemos também algumas verificações para garantir que o usuário realmente está acessando um registro existente , se não ou se o <text:span text:style-name="Source_20_Text">$id</text:span> for indefinido, a função irá lançar uma <text:span text:style-name="Source_20_Text">NotFoundException</text:span>.</text:p>
          <text:p text:style-name="Text_20_body">Agora vamos criar a view para nossa action em <text:span text:style-name="Strong_20_Emphasis">src/Template/Articles/view.ctp</text:span></text:p>
          <text:p text:style-name="Preformatted_20_Text">&lt;!-- File: src/Template/Articles/view.ctp --&gt;</text:p>
          <text:p text:style-name="Preformatted_20_Text"/>
          <text:p text:style-name="Preformatted_20_Text">&lt;h1&gt;&lt;?= h($article-&gt;title) ?&gt;&lt;/h1&gt;</text:p>
          <text:p text:style-name="Preformatted_20_Text">&lt;p&gt;&lt;?= h($article-&gt;body) ?&gt;&lt;/p&gt;</text:p>
          <text:p text:style-name="P1">&lt;p&gt;&lt;small&gt;Criado: &lt;?= $article-&gt;created-&gt;format(DATE_RFC850) ?&gt;&lt;/small&gt;&lt;/p&gt;</text:p>
          <text:p text:style-name="Text_20_body">Verifique se está tudo funcionando acessando os links em <text:span text:style-name="Source_20_Text">/articles/index</text:span> ou manualmente solicite a visualização de um artigo acessando <text:span text:style-name="Source_20_Text">articles/view/{id}</text:span>. Lembre-se de substituir <text:span text:style-name="Source_20_Text">{id}</text:span> por um ‘id’ de um artigo.</text:p>
        </text:section>
        <text:section text:style-name="Sect1" text:name="adicionando-artigos">
          <text:h text:style-name="Heading_20_2" text:outline-level="2">Adicionando artigos</text:h>
          <text:p text:style-name="Text_20_body">Primeiro, comece criando a action <text:span text:style-name="Source_20_Text">add()</text:span> no <text:span text:style-name="Source_20_Text">ArticlesController</text:span>:</text:p>
          <text:p text:style-name="Preformatted_20_Text">// src/Controller/ArticlesController.php</text:p>
          <text:p text:style-name="Preformatted_20_Text"/>
          <text:p text:style-name="Preformatted_20_Text">namespace App\Controller;</text:p>
          <text:p text:style-name="Preformatted_20_Text"/>
          <text:p text:style-name="Preformatted_20_Text">use App\Controller\AppController;</text:p>
          <text:p text:style-name="Preformatted_20_Text"><text:soft-page-break/></text:p>
          <text:p text:style-name="Preformatted_20_Text">class ArticlesController extends AppController</text:p>
          <text:p text:style-name="Preformatted_20_Text">{</text:p>
          <text:p text:style-name="Preformatted_20_Text"/>
          <text:p text:style-name="Preformatted_20_Text"><text:s text:c="4"/>public function initialize()</text:p>
          <text:p text:style-name="Preformatted_20_Text"><text:s text:c="4"/>{</text:p>
          <text:p text:style-name="Preformatted_20_Text"><text:s text:c="8"/>parent::initialize();</text:p>
          <text:p text:style-name="Preformatted_20_Text"/>
          <text:p text:style-name="Preformatted_20_Text"><text:s text:c="8"/>$this-&gt;loadComponent('Flash'); // Inclui o FlashComponent</text:p>
          <text:p text:style-name="Preformatted_20_Text"><text:s text:c="4"/>}</text:p>
          <text:p text:style-name="Preformatted_20_Text"/>
          <text:p text:style-name="Preformatted_20_Text"><text:s text:c="4"/>public function index()</text:p>
          <text:p text:style-name="Preformatted_20_Text"><text:s text:c="4"/>{</text:p>
          <text:p text:style-name="Preformatted_20_Text"><text:s text:c="8"/>$this-&gt;set('articles', $this-&gt;Articles-&gt;find('all'));</text:p>
          <text:p text:style-name="Preformatted_20_Text"><text:s text:c="4"/>}</text:p>
          <text:p text:style-name="Preformatted_20_Text"/>
          <text:p text:style-name="Preformatted_20_Text"><text:s text:c="4"/>public function view($id)</text:p>
          <text:p text:style-name="Preformatted_20_Text"><text:s text:c="4"/>{</text:p>
          <text:p text:style-name="Preformatted_20_Text"><text:s text:c="8"/>$article = $this-&gt;Articles-&gt;get($id);</text:p>
          <text:p text:style-name="Preformatted_20_Text"><text:s text:c="8"/>$this-&gt;set(compact('article'));</text:p>
          <text:p text:style-name="Preformatted_20_Text"><text:s text:c="4"/>}</text:p>
          <text:p text:style-name="Preformatted_20_Text"/>
          <text:p text:style-name="Preformatted_20_Text"><text:s text:c="4"/>public function add()</text:p>
          <text:p text:style-name="Preformatted_20_Text"><text:s text:c="4"/>{</text:p>
          <text:p text:style-name="Preformatted_20_Text"><text:s text:c="8"/>$article = $this-&gt;Articles-&gt;newEntity();</text:p>
          <text:p text:style-name="Preformatted_20_Text"><text:s text:c="8"/>if ($this-&gt;request-&gt;is('post')) {</text:p>
          <text:p text:style-name="Preformatted_20_Text"><text:s text:c="12"/>$article = $this-&gt;Articles-&gt;patchEntity($article, $this-&gt;request-&gt;getData());</text:p>
          <text:p text:style-name="Preformatted_20_Text"><text:s text:c="12"/>if ($this-&gt;Articles-&gt;save($article)) {</text:p>
          <text:p text:style-name="Preformatted_20_Text"><text:s text:c="16"/>$this-&gt;Flash-&gt;success(__('Seu artigo foi salvo.'));</text:p>
          <text:p text:style-name="Preformatted_20_Text"><text:s text:c="16"/>return $this-&gt;redirect(['action' =&gt; 'index']);</text:p>
          <text:p text:style-name="Preformatted_20_Text"><text:s text:c="12"/>}</text:p>
          <text:p text:style-name="Preformatted_20_Text"><text:s text:c="12"/>$this-&gt;Flash-&gt;error(__('Não é possível adicionar o seu artigo.'));</text:p>
          <text:p text:style-name="Preformatted_20_Text"><text:s text:c="8"/>}</text:p>
          <text:p text:style-name="Preformatted_20_Text"><text:s text:c="8"/>$this-&gt;set('article', $article);</text:p>
          <text:p text:style-name="Preformatted_20_Text"><text:s text:c="4"/>}</text:p>
          <text:p text:style-name="P1">}</text:p>
          <text:p text:style-name="Text_20_body">Você precisa incluir o <text:a xlink:type="simple" xlink:href="https://book.cakephp.org/3.0/pt/controllers/components/flash.html" text:style-name="Internet_20_link" text:visited-style-name="Visited_20_Internet_20_Link">Flash</text:a> component em qualquer controller que vá usá-lo. Se necessário, inclua no <text:span text:style-name="Source_20_Text">AppController</text:span> e assim o <text:span text:style-name="Source_20_Text">FlashComponent</text:span> estará disponível para todos os controllers da aplicação.</text:p>
          <text:p text:style-name="Text_20_body">A action <text:span text:style-name="Source_20_Text">add()</text:span> checa se o método HTTP da solicitação foi POST, e então tenta salvar os dados utilizando o model Articles. Se por alguma razão ele não salvar, apenas renderiza a view. Isto nos dá a chance de exibir erros de validação ou outros alertas.</text:p>
          <text:p text:style-name="Text_20_body">Cada requisição do CakePHP instancia um objeto <text:span text:style-name="Source_20_Text">ServerRequest</text:span> que é acessível usando <text:span text:style-name="Source_20_Text">$this-&gt;request</text:span>. O objeto contém informações úteis sobre a requisição que foi recebida e pode ser usado para controlar o fluxo de sua aplicação. Nesse caso, nós usamos o método <text:span text:style-name="Source_20_Text">Cake\Network\ServerRequest::is()</text:span> para checar se a requisição é do tipo HTTP POST.</text:p>
          <text:p text:style-name="Text_20_body">Quando se usa um formulário para postar dados, essa informação fica disponível em <text:span text:style-name="Source_20_Text">$this-&gt;request-&gt;getData()</text:span>. Você pode usar as funções <text:a xlink:type="simple" xlink:href="https://book.cakephp.org/3.0/pt/core-libraries/global-constants-and-functions.html#pr" text:style-name="Internet_20_link" text:visited-style-name="Visited_20_Internet_20_Link"><text:span text:style-name="Source_20_Text">pr()</text:span></text:a> ou <text:a xlink:type="simple" xlink:href="https://book.cakephp.org/3.0/pt/core-libraries/global-constants-and-functions.html#debug" text:style-name="Internet_20_link" text:visited-style-name="Visited_20_Internet_20_Link"><text:span text:style-name="Source_20_Text">debug()</text:span></text:a> caso queira verificar esses dados.</text:p>
          <text:p text:style-name="Text_20_body"><text:soft-page-break/>Usamos os métodos <text:span text:style-name="Source_20_Text">success()</text:span> e <text:span text:style-name="Source_20_Text">error()</text:span> do <text:span text:style-name="Source_20_Text">FlashComponent</text:span> para definir uma mensagem que será armazenada numa variável de sessão. Esses métodos são gerados usando os <text:a xlink:type="simple" xlink:href="http://php.net/manual/en/language.oop5.overloading.php#object.call" text:style-name="Internet_20_link" text:visited-style-name="Visited_20_Internet_20_Link">recursos de métodos mágicos</text:a> do PHP. Mensagens flash serão exibidas na página após um redirecionamento. No layout nós temos <text:span text:style-name="Source_20_Text">&lt;?= $this-&gt;Flash-&gt;render() ?&gt;</text:span> que exibe a mensagem e limpa a variável de sessão. A função do controller <text:a xlink:type="simple" xlink:href="https://book.cakephp.org/3.0/pt/controllers.html#Cake%5CController%5CController::redirect" text:style-name="Internet_20_link" text:visited-style-name="Visited_20_Internet_20_Link"><text:span text:style-name="Source_20_Text">Cake\Controller\Controller::redirect</text:span></text:a> redireciona para qualquer outra URL. O parâmetro <text:span text:style-name="Source_20_Text">['action' =&gt; 'index']</text:span> corresponde a URL /articles, isto é, a action <text:span text:style-name="Source_20_Text">index()</text:span> do <text:span text:style-name="Source_20_Text">ArticlesController</text:span>. Você pode consultar a função <text:a xlink:type="simple" xlink:href="https://book.cakephp.org/3.0/pt/development/routing.html#Cake%5CRouting%5CRouter::url" text:style-name="Internet_20_link" text:visited-style-name="Visited_20_Internet_20_Link"><text:span text:style-name="Source_20_Text">Cake\Routing\Router::url()</text:span></text:a> na <text:a xlink:type="simple" xlink:href="https://api.cakephp.org/" text:style-name="Internet_20_link" text:visited-style-name="Visited_20_Internet_20_Link">API</text:a> e checar os formatos a partir dos quais você pode montar uma URL.</text:p>
          <text:p text:style-name="Text_20_body">Chamar o método <text:span text:style-name="Source_20_Text">save()</text:span> vai checar erros de validação e abortar o processo caso os encontre. Nós vamos abordar como esses erros são tratados nas sessões a seguir.</text:p>
        </text:section>
        <text:section text:style-name="Sect1" text:name="validando-artigos">
          <text:h text:style-name="Heading_20_2" text:outline-level="2">Validando artigos</text:h>
          <text:p text:style-name="Text_20_body">O CakePHP torna mais prática e menos monótona a validação de dados de formulário.</text:p>
          <text:p text:style-name="Text_20_body">Para tirar proveito dos recursos de validação, você vai precisar usar o <text:a xlink:type="simple" xlink:href="https://book.cakephp.org/3.0/pt/views/helpers/form.html" text:style-name="Internet_20_link" text:visited-style-name="Visited_20_Internet_20_Link">Form</text:a> helper em suas views. O <text:a xlink:type="simple" xlink:href="https://book.cakephp.org/3.0/pt/views/helpers/form.html#Cake%5CView%5CHelper%5CFormHelper" text:style-name="Internet_20_link" text:visited-style-name="Visited_20_Internet_20_Link"><text:span text:style-name="Source_20_Text">Cake\View\Helper\FormHelper</text:span></text:a> está disponível por padrão em todas as views pelo uso do <text:span text:style-name="Source_20_Text">$this-&gt;Form</text:span>.</text:p>
          <text:p text:style-name="Text_20_body">Segue a view correspondente a action add:</text:p>
          <text:p text:style-name="Preformatted_20_Text">&lt;!-- File: src/Template/Articles/add.ctp --&gt;</text:p>
          <text:p text:style-name="Preformatted_20_Text"/>
          <text:p text:style-name="Preformatted_20_Text">&lt;h1&gt;Add Article&lt;/h1&gt;</text:p>
          <text:p text:style-name="Preformatted_20_Text">&lt;?php</text:p>
          <text:p text:style-name="Preformatted_20_Text"><text:s text:c="4"/>echo $this-&gt;Form-&gt;create($article);</text:p>
          <text:p text:style-name="Preformatted_20_Text"><text:s text:c="4"/>echo $this-&gt;Form-&gt;input('title');</text:p>
          <text:p text:style-name="Preformatted_20_Text"><text:s text:c="4"/>echo $this-&gt;Form-&gt;input('body', ['rows' =&gt; '3']);</text:p>
          <text:p text:style-name="Preformatted_20_Text"><text:s text:c="4"/>echo $this-&gt;Form-&gt;button(__('Salvar artigo'));</text:p>
          <text:p text:style-name="Preformatted_20_Text"><text:s text:c="4"/>echo $this-&gt;Form-&gt;end();</text:p>
          <text:p text:style-name="P1">?&gt;</text:p>
          <text:p text:style-name="Text_20_body">Nós usamos o <text:span text:style-name="Source_20_Text">FormHelper</text:span> para gerar a tag de abertura HTML de um formulário. Segue o HTML gerado por <text:span text:style-name="Source_20_Text">$this-&gt;Form-&gt;create()</text:span>:</text:p>
          <text:p text:style-name="P1">&lt;form method="post" action="/articles/add"&gt;</text:p>
          <text:p text:style-name="Text_20_body">Se <text:span text:style-name="Source_20_Text">create()</text:span> é chamado sem parâmetros fornecidos, assume-se a construção de um formulário que submete dados via POST para a action <text:span text:style-name="Source_20_Text">add()</text:span> (ou <text:span text:style-name="Source_20_Text">edit()</text:span> no caso de um <text:span text:style-name="Source_20_Text">id</text:span> estar incluído nos dados do formulário).</text:p>
          <text:p text:style-name="Text_20_body">O método <text:span text:style-name="Source_20_Text">$this-&gt;Form-&gt;input()</text:span> é usado para criar elementos do formulário do mesmo nome. O primeiro parâmetro diz ao CakePHP qual é o campo correspondente, e o segundo parâmetro permite que você especifique um vasto array de opções, nesse, o número de linhas para o textarea. <text:span text:style-name="Source_20_Text">input()</text:span> vai gerar diferentes elementos de formulários baseados no tipo de campo especificado no model.</text:p>
          <text:p text:style-name="Text_20_body"><text:soft-page-break/>O <text:span text:style-name="Source_20_Text">$this-&gt;Form-&gt;end()</text:span> fecha o formulário, entregando também elementos ocultos caso a prevenção contra CSRF/Form Tampering esteja habilitada.</text:p>
          <text:p text:style-name="Text_20_body">Agora vamos voltar e atualizar nossa view <text:span text:style-name="Strong_20_Emphasis">src/Template/Articles/index.ctp</text:span> para incluir um novo link. Antes do <text:span text:style-name="Source_20_Text">&lt;table&gt;</text:span>, adicione a seguinte linha:</text:p>
          <text:p text:style-name="P1">&lt;?= $this-&gt;Html-&gt;link('Adicionar artigo', ['action' =&gt; 'add']) ?&gt;</text:p>
          <text:p text:style-name="Text_20_body">Você deve estar se perguntando: como eu digo ao CakePHP meus critérios de validação? Regras de validação são definidas no model. Vamos fazer alguns ajustes no nosso model:</text:p>
          <text:p text:style-name="Preformatted_20_Text">// src/Model/Table/ArticlesTable.php</text:p>
          <text:p text:style-name="Preformatted_20_Text"/>
          <text:p text:style-name="Preformatted_20_Text">namespace App\Model\Table;</text:p>
          <text:p text:style-name="Preformatted_20_Text"/>
          <text:p text:style-name="Preformatted_20_Text">use Cake\ORM\Table;</text:p>
          <text:p text:style-name="Preformatted_20_Text">use Cake\Validation\Validator;</text:p>
          <text:p text:style-name="Preformatted_20_Text"/>
          <text:p text:style-name="Preformatted_20_Text">class ArticlesTable extends Table</text:p>
          <text:p text:style-name="Preformatted_20_Text">{</text:p>
          <text:p text:style-name="Preformatted_20_Text"><text:s text:c="4"/>public function initialize(array $config)</text:p>
          <text:p text:style-name="Preformatted_20_Text"><text:s text:c="4"/>{</text:p>
          <text:p text:style-name="Preformatted_20_Text"><text:s text:c="8"/>$this-&gt;addBehavior('Timestamp');</text:p>
          <text:p text:style-name="Preformatted_20_Text"><text:s text:c="4"/>}</text:p>
          <text:p text:style-name="Preformatted_20_Text"/>
          <text:p text:style-name="Preformatted_20_Text"><text:s text:c="4"/>public function validationDefault(Validator $validator)</text:p>
          <text:p text:style-name="Preformatted_20_Text"><text:s text:c="4"/>{</text:p>
          <text:p text:style-name="Preformatted_20_Text"><text:s text:c="8"/>$validator</text:p>
          <text:p text:style-name="Preformatted_20_Text"><text:s text:c="12"/>-&gt;notEmpty('title')</text:p>
          <text:p text:style-name="Preformatted_20_Text"><text:s text:c="12"/>-&gt;notEmpty('body');</text:p>
          <text:p text:style-name="Preformatted_20_Text"/>
          <text:p text:style-name="Preformatted_20_Text"><text:s text:c="8"/>return $validator;</text:p>
          <text:p text:style-name="Preformatted_20_Text"><text:s text:c="4"/>}</text:p>
          <text:p text:style-name="P1">}</text:p>
          <text:p text:style-name="Text_20_body">O método <text:span text:style-name="Source_20_Text">validationDefault()</text:span> diz ao CakePHP como validar seus dados quando o método <text:span text:style-name="Source_20_Text">save()</text:span> for solicitado. Aqui, estamos especificando que tanto o campo body quanto title não devem estar vazios. O CakePHP possui muitos recursos de validação e um bom número de regras pré-determinadas (número de cartões, endereços de email, etc), além de flexibilidade para adicionar regras de validação customizadas. Para mais informações sobre configuração de validações, visite a documentação em <text:a xlink:type="simple" xlink:href="https://book.cakephp.org/3.0/pt/core-libraries/validation.html" text:style-name="Internet_20_link" text:visited-style-name="Visited_20_Internet_20_Link">Validação</text:a>.</text:p>
          <text:p text:style-name="Text_20_body">Agora que suas regras de validação estão definidas, tente adicionar um artigo sem definir o campo title e body para ver como a validação funciona. Desde que tenhamos usado o método <text:span text:style-name="Source_20_Text">Cake\View\Helper\FormHelper::input()</text:span> do <text:span text:style-name="Source_20_Text">FormHelper</text:span> para criar nossos elementos, nossas mensagens de alerta da validação serão exibidas automaticamente.</text:p>
        </text:section>
        <text:section text:style-name="Sect1" text:name="editando-artigos">
          <text:h text:style-name="Heading_20_2" text:outline-level="2">Editando artigos</text:h>
          <text:p text:style-name="Text_20_body">Edição, aí vamos nós! Você já é um profissional do CakePHP agora, então possivelmente detectou um padrão… Cria-se a action e então a view. Aqui segue a action <text:span text:style-name="Source_20_Text">edit()</text:span> que deverá ser inserida no <text:span text:style-name="Source_20_Text">ArticlesController</text:span>:</text:p>
          <text:p text:style-name="Preformatted_20_Text"><text:soft-page-break/>// src/Controller/ArticlesController.php</text:p>
          <text:p text:style-name="Preformatted_20_Text"/>
          <text:p text:style-name="Preformatted_20_Text">public function edit($id = null)</text:p>
          <text:p text:style-name="Preformatted_20_Text">{</text:p>
          <text:p text:style-name="Preformatted_20_Text"><text:s text:c="4"/>$article = $this-&gt;Articles-&gt;get($id);</text:p>
          <text:p text:style-name="Preformatted_20_Text"><text:s text:c="4"/>if ($this-&gt;request-&gt;is(['post', 'put'])) {</text:p>
          <text:p text:style-name="Preformatted_20_Text"><text:s text:c="8"/>$this-&gt;Articles-&gt;patchEntity($article, $this-&gt;request-&gt;getData());</text:p>
          <text:p text:style-name="Preformatted_20_Text"><text:s text:c="8"/>if ($this-&gt;Articles-&gt;save($article)) {</text:p>
          <text:p text:style-name="Preformatted_20_Text"><text:s text:c="12"/>$this-&gt;Flash-&gt;success(__('Seu artigo foi atualizado.'));</text:p>
          <text:p text:style-name="Preformatted_20_Text"><text:s text:c="12"/>return $this-&gt;redirect(['action' =&gt; 'index']);</text:p>
          <text:p text:style-name="Preformatted_20_Text"><text:s text:c="8"/>}</text:p>
          <text:p text:style-name="Preformatted_20_Text"><text:s text:c="8"/>$this-&gt;Flash-&gt;error(__('Seu artigo não pôde ser atualizado.'));</text:p>
          <text:p text:style-name="Preformatted_20_Text"><text:s text:c="4"/>}</text:p>
          <text:p text:style-name="Preformatted_20_Text"/>
          <text:p text:style-name="Preformatted_20_Text"><text:s text:c="4"/>$this-&gt;set('article', $article);</text:p>
          <text:p text:style-name="P1">}</text:p>
          <text:p text:style-name="Text_20_body">Essa action primeiramente certifica-se que o registro apontado existe. Se o parâmetro <text:span text:style-name="Source_20_Text">$id</text:span> não foi passado ou se o registro é inexistente, uma <text:span text:style-name="Source_20_Text">NotFoundException</text:span> é lançada pelo <text:span text:style-name="Source_20_Text">ErrorHandler</text:span> do CakePHP.</text:p>
          <text:p text:style-name="Text_20_body">Em seguida, a action verifica se a requisição é POST ou PUT e caso seja, os dados são usados para atualizar a entidade de artigo em questão ao usar o método <text:span text:style-name="Source_20_Text">patchEntity()</text:span>. Então finalmente usamos o <text:span text:style-name="Source_20_Text">ArticlesTable</text:span> para salvar a entidade.</text:p>
          <text:p text:style-name="Text_20_body">Segue a view correspondente a action edit:</text:p>
          <text:p text:style-name="Preformatted_20_Text">&lt;!-- File: src/Template/Articles/edit.ctp --&gt;</text:p>
          <text:p text:style-name="Preformatted_20_Text"/>
          <text:p text:style-name="Preformatted_20_Text">&lt;h1&gt;Edit Article&lt;/h1&gt;</text:p>
          <text:p text:style-name="Preformatted_20_Text">&lt;?php</text:p>
          <text:p text:style-name="Preformatted_20_Text"><text:s text:c="4"/>echo $this-&gt;Form-&gt;create($article);</text:p>
          <text:p text:style-name="Preformatted_20_Text"><text:s text:c="4"/>echo $this-&gt;Form-&gt;input('title');</text:p>
          <text:p text:style-name="Preformatted_20_Text"><text:s text:c="4"/>echo $this-&gt;Form-&gt;input('body', ['rows' =&gt; '3']);</text:p>
          <text:p text:style-name="Preformatted_20_Text"><text:s text:c="4"/>echo $this-&gt;Form-&gt;button(__('Salvar artigo'));</text:p>
          <text:p text:style-name="Preformatted_20_Text"><text:s text:c="4"/>echo $this-&gt;Form-&gt;end();</text:p>
          <text:p text:style-name="P1">?&gt;</text:p>
          <text:p text:style-name="Text_20_body">Essa view retorna o formulário de edição com os dados populados, juntamente com qualquer mensagem de erro proveniente de validações.</text:p>
          <text:p text:style-name="Text_20_body">O CakePHP irá determinar se o <text:span text:style-name="Source_20_Text">save()</text:span> vai inserir ou atualizar um registro baseado nos dados da entidade.</text:p>
          <text:p text:style-name="Text_20_body">Você pode atualizar sua view index com os links para editar artigos:</text:p>
          <text:p text:style-name="Preformatted_20_Text">&lt;!-- File: src/Template/Articles/index.ctp <text:s/>(edit links added) --&gt;</text:p>
          <text:p text:style-name="Preformatted_20_Text"/>
          <text:p text:style-name="Preformatted_20_Text">&lt;h1&gt;Blog articles&lt;/h1&gt;</text:p>
          <text:p text:style-name="Preformatted_20_Text">&lt;p&gt;&lt;?= $this-&gt;Html-&gt;link("Adicionar artigo", ['action' =&gt; 'add']) ?&gt;&lt;/p&gt;</text:p>
          <text:p text:style-name="Preformatted_20_Text">&lt;table&gt;</text:p>
          <text:p text:style-name="Preformatted_20_Text"><text:s text:c="4"/>&lt;tr&gt;</text:p>
          <text:p text:style-name="Preformatted_20_Text"><text:s text:c="8"/>&lt;th&gt;Id&lt;/th&gt;</text:p>
          <text:p text:style-name="Preformatted_20_Text"><text:s text:c="8"/>&lt;th&gt;Título&lt;/th&gt;</text:p>
          <text:p text:style-name="Preformatted_20_Text"><text:s text:c="8"/>&lt;th&gt;Criado&lt;/th&gt;</text:p>
          <text:p text:style-name="Preformatted_20_Text"><text:s text:c="8"/>&lt;th&gt;Ações&lt;/th&gt;</text:p>
          <text:p text:style-name="Preformatted_20_Text"><text:s text:c="4"/>&lt;/tr&gt;</text:p>
          <text:p text:style-name="Preformatted_20_Text"/>
          <text:p text:style-name="Preformatted_20_Text">&lt;!-- Aqui é onde iremos iterar nosso objeto de solicitação $articles, exibindo informações de artigos --&gt;</text:p>
          <text:p text:style-name="Preformatted_20_Text"><text:soft-page-break/></text:p>
          <text:p text:style-name="Preformatted_20_Text">&lt;?php foreach ($articles as $article): ?&gt;</text:p>
          <text:p text:style-name="Preformatted_20_Text"><text:s text:c="4"/>&lt;tr&gt;</text:p>
          <text:p text:style-name="Preformatted_20_Text"><text:s text:c="8"/>&lt;td&gt;&lt;?= $article-&gt;id ?&gt;&lt;/td&gt;</text:p>
          <text:p text:style-name="Preformatted_20_Text"><text:s text:c="8"/>&lt;td&gt;</text:p>
          <text:p text:style-name="Preformatted_20_Text"><text:s text:c="12"/>&lt;?= $this-&gt;Html-&gt;link($article-&gt;title, ['action' =&gt; 'view', $article-&gt;id]) ?&gt;</text:p>
          <text:p text:style-name="Preformatted_20_Text"><text:s text:c="8"/>&lt;/td&gt;</text:p>
          <text:p text:style-name="Preformatted_20_Text"><text:s text:c="8"/>&lt;td&gt;</text:p>
          <text:p text:style-name="Preformatted_20_Text"><text:s text:c="12"/>&lt;?= $article-&gt;created-&gt;format(DATE_RFC850) ?&gt;</text:p>
          <text:p text:style-name="Preformatted_20_Text"><text:s text:c="8"/>&lt;/td&gt;</text:p>
          <text:p text:style-name="Preformatted_20_Text"><text:s text:c="8"/>&lt;td&gt;</text:p>
          <text:p text:style-name="Preformatted_20_Text"><text:s text:c="12"/>&lt;?= $this-&gt;Html-&gt;link('Editar', ['action' =&gt; 'edit', $article-&gt;id]) ?&gt;</text:p>
          <text:p text:style-name="Preformatted_20_Text"><text:s text:c="8"/>&lt;/td&gt;</text:p>
          <text:p text:style-name="Preformatted_20_Text"><text:s text:c="4"/>&lt;/tr&gt;</text:p>
          <text:p text:style-name="Preformatted_20_Text">&lt;?php endforeach; ?&gt;</text:p>
          <text:p text:style-name="Preformatted_20_Text"/>
          <text:p text:style-name="P1">&lt;/table&gt;</text:p>
        </text:section>
        <text:section text:style-name="Sect1" text:name="deletando-artigos">
          <text:h text:style-name="Heading_20_2" text:outline-level="2">Deletando artigos</text:h>
          <text:p text:style-name="Text_20_body">A seguir, vamos criar uma forma de deletar artigos. Comece com uma action <text:span text:style-name="Source_20_Text">delete()</text:span> no <text:span text:style-name="Source_20_Text">ArticlesController</text:span>:</text:p>
          <text:p text:style-name="Preformatted_20_Text">// src/Controller/ArticlesController.php</text:p>
          <text:p text:style-name="Preformatted_20_Text"/>
          <text:p text:style-name="Preformatted_20_Text">public function delete($id)</text:p>
          <text:p text:style-name="Preformatted_20_Text">{</text:p>
          <text:p text:style-name="Preformatted_20_Text"><text:s text:c="4"/>$this-&gt;request-&gt;allowMethod(['post', 'delete']);</text:p>
          <text:p text:style-name="Preformatted_20_Text"/>
          <text:p text:style-name="Preformatted_20_Text"><text:s text:c="4"/>$article = $this-&gt;Articles-&gt;get($id);</text:p>
          <text:p text:style-name="Preformatted_20_Text"><text:s text:c="4"/>if ($this-&gt;Articles-&gt;delete($article)) {</text:p>
          <text:p text:style-name="Preformatted_20_Text"><text:s text:c="8"/>$this-&gt;Flash-&gt;success(__('O artigo com id: {0} foi deletado.', h($id)));</text:p>
          <text:p text:style-name="Preformatted_20_Text"><text:s text:c="8"/>return $this-&gt;redirect(['action' =&gt; 'index']);</text:p>
          <text:p text:style-name="Preformatted_20_Text"><text:s text:c="4"/>}</text:p>
          <text:p text:style-name="P1">}</text:p>
          <text:p text:style-name="Text_20_body">Essa lógica deleta o artigo especificado pelo <text:span text:style-name="Source_20_Text">$id</text:span> e usa <text:span text:style-name="Source_20_Text">$this-&gt;Flash-&gt;success()</text:span> para exibir uma mensagem de confirmação após o redirecionamento para <text:span text:style-name="Source_20_Text">/articles</text:span>. Tentar excluir um registro usando uma requisição GET, fará com que o <text:span text:style-name="Source_20_Text">allowMethod()</text:span> lance uma exceção. Exceções são capturadas pelo gerenciador de exceções do CakePHP e uma página de erro é exibida. Existem muitos <text:a xlink:type="simple" xlink:href="https://book.cakephp.org/3.0/pt/development/errors.html" text:style-name="Internet_20_link" text:visited-style-name="Visited_20_Internet_20_Link">Exceptions</text:a> embutidos que podem indicar variados erros HTTP que sua aplicação possa precisar.</text:p>
          <text:p text:style-name="Text_20_body">Por estarmos executando apenas lógica e redirecionando, essa action não tem uma view. Vamos atualizar nossa view index com links para excluir artigos:</text:p>
          <text:p text:style-name="Preformatted_20_Text">&lt;!-- File: src/Template/Articles/index.ctp (delete links added) --&gt;</text:p>
          <text:p text:style-name="Preformatted_20_Text"/>
          <text:p text:style-name="Preformatted_20_Text">&lt;h1&gt;Blog articles&lt;/h1&gt;</text:p>
          <text:p text:style-name="Preformatted_20_Text">&lt;p&gt;&lt;?= $this-&gt;Html-&gt;link('Adicionar artigo', ['action' =&gt; 'add']) ?&gt;&lt;/p&gt;</text:p>
          <text:p text:style-name="Preformatted_20_Text">&lt;table&gt;</text:p>
          <text:p text:style-name="Preformatted_20_Text"><text:s text:c="4"/>&lt;tr&gt;</text:p>
          <text:p text:style-name="Preformatted_20_Text"><text:s text:c="8"/>&lt;th&gt;Id&lt;/th&gt;</text:p>
          <text:p text:style-name="Preformatted_20_Text"><text:s text:c="8"/>&lt;th&gt;Título&lt;/th&gt;</text:p>
          <text:p text:style-name="Preformatted_20_Text"><text:s text:c="8"/>&lt;th&gt;Criado&lt;/th&gt;</text:p>
          <text:p text:style-name="Preformatted_20_Text"><text:s text:c="8"/>&lt;th&gt;Ações&lt;/th&gt;</text:p>
          <text:p text:style-name="Preformatted_20_Text"><text:soft-page-break/><text:s text:c="4"/>&lt;/tr&gt;</text:p>
          <text:p text:style-name="Preformatted_20_Text"/>
          <text:p text:style-name="Preformatted_20_Text"><text:s text:c="4"/>&lt;!-- Aqui é onde iremos iterar nosso objeto de solicitação $articles, exibindo informações de artigos --&gt;</text:p>
          <text:p text:style-name="Preformatted_20_Text"/>
          <text:p text:style-name="Preformatted_20_Text"><text:s text:c="4"/>&lt;?php foreach ($articles as $article): ?&gt;</text:p>
          <text:p text:style-name="Preformatted_20_Text"><text:s text:c="4"/>&lt;tr&gt;</text:p>
          <text:p text:style-name="Preformatted_20_Text"><text:s text:c="8"/>&lt;td&gt;&lt;?= $article-&gt;id ?&gt;&lt;/td&gt;</text:p>
          <text:p text:style-name="Preformatted_20_Text"><text:s text:c="8"/>&lt;td&gt;</text:p>
          <text:p text:style-name="Preformatted_20_Text"><text:s text:c="12"/>&lt;?= $this-&gt;Html-&gt;link($article-&gt;title, ['action' =&gt; 'view', $article-&gt;id]) ?&gt;</text:p>
          <text:p text:style-name="Preformatted_20_Text"><text:s text:c="8"/>&lt;/td&gt;</text:p>
          <text:p text:style-name="Preformatted_20_Text"><text:s text:c="8"/>&lt;td&gt;</text:p>
          <text:p text:style-name="Preformatted_20_Text"><text:s text:c="12"/>&lt;?= $article-&gt;created-&gt;format(DATE_RFC850) ?&gt;</text:p>
          <text:p text:style-name="Preformatted_20_Text"><text:s text:c="8"/>&lt;/td&gt;</text:p>
          <text:p text:style-name="Preformatted_20_Text"><text:s text:c="8"/>&lt;td&gt;</text:p>
          <text:p text:style-name="Preformatted_20_Text"><text:s text:c="12"/>&lt;?= $this-&gt;Form-&gt;postLink(</text:p>
          <text:p text:style-name="Preformatted_20_Text"><text:s text:c="16"/>'Deletar',</text:p>
          <text:p text:style-name="Preformatted_20_Text"><text:s text:c="16"/>['action' =&gt; 'delete', $article-&gt;id],</text:p>
          <text:p text:style-name="Preformatted_20_Text"><text:s text:c="16"/>['confirm' =&gt; 'Tem certeza?'])</text:p>
          <text:p text:style-name="Preformatted_20_Text"><text:s text:c="12"/>?&gt;</text:p>
          <text:p text:style-name="Preformatted_20_Text"><text:s text:c="12"/>&lt;?= $this-&gt;Html-&gt;link('Edit', ['action' =&gt; 'edit', $article-&gt;id]) ?&gt;</text:p>
          <text:p text:style-name="Preformatted_20_Text"><text:s text:c="8"/>&lt;/td&gt;</text:p>
          <text:p text:style-name="Preformatted_20_Text"><text:s text:c="4"/>&lt;/tr&gt;</text:p>
          <text:p text:style-name="Preformatted_20_Text"><text:s text:c="4"/>&lt;?php endforeach; ?&gt;</text:p>
          <text:p text:style-name="Preformatted_20_Text"/>
          <text:p text:style-name="P1">&lt;/table&gt;</text:p>
          <text:p text:style-name="Text_20_body">Usar <text:span text:style-name="Source_20_Text">View\Helper\FormHelper::postLink()</text:span> vai criar um link que usa JavaScript para criar uma requisição POST afim de deletar um artigo.</text:p>
          <text:p text:style-name="Text_20_body">Permitir que registros sejam deletados usando requisições GET é perigoso, pois rastreadores na web podem acidentalmente deletar todo o seu conteúdo.</text:p>
          <text:p text:style-name="Text_20_body">Esse código da view também usa o <text:span text:style-name="Source_20_Text">FormHelper</text:span> para confirmar a action através de JavaScript.</text:p>
        </text:section>
        <text:section text:style-name="Sect1" text:name="rotas">
          <text:h text:style-name="Heading_20_2" text:outline-level="2">Rotas</text:h>
          <text:p text:style-name="Text_20_body">Para muitos o roteamento padrão do CakePHP funciona bem o suficiente. Desenvolvedores que consideram facilidade de uso e SEO irão apreciar a forma como o CakePHP mapeia determinadas URLs para actions específicas. Vamos realizar uma pequena mudança nas rotas neste tutorial.</text:p>
          <text:p text:style-name="Text_20_body">Para mais informações sobre técnicas avançadas de roteamento, visite <text:a xlink:type="simple" xlink:href="https://book.cakephp.org/3.0/pt/development/routing.html#routes-configuration" text:style-name="Internet_20_link" text:visited-style-name="Visited_20_Internet_20_Link">Connecting Routes</text:a>.</text:p>
          <text:p text:style-name="Text_20_body">Por padrão, o CakePHP responde a uma requisição pela raíz do seu site usando o <text:span text:style-name="Source_20_Text">PagesController</text:span>, ao renderizar uma view chamada <text:span text:style-name="Strong_20_Emphasis">home.ctp</text:span>. Alternativamente, nós vamos substituir esse comportamento pelo <text:span text:style-name="Source_20_Text">ArticlesController</text:span> ao criar uma regra de roteamento.</text:p>
          <text:p text:style-name="Text_20_body">A configuração de rotas do CakePHP pode ser encontrada em <text:span text:style-name="Strong_20_Emphasis">config/routes.php</text:span>. Você deve comentar ou remover a linha que define o roteamento padrão:</text:p>
          <text:p text:style-name="P1">$routes-&gt;connect('/', ['controller' =&gt; 'Pages', 'action' =&gt; 'display', 'home']);</text:p>
          <text:p text:style-name="Text_20_body"><text:soft-page-break/>Essa linha conecta a URL ‘/’ com a página padrão do CakePHP. Nós queremos que ela conecte-se ao nosso próprio controller, então a substitua por esta:</text:p>
          <text:p text:style-name="P1">$routes-&gt;connect('/', ['controller' =&gt; 'Articles', 'action' =&gt; 'index']);</text:p>
          <text:p text:style-name="Text_20_body">Isso irá conectar requisições por ‘/’ a action <text:span text:style-name="Source_20_Text">index()</text:span> do nosso <text:span text:style-name="Source_20_Text">ArticlesController</text:span></text:p>
          <text:p text:style-name="Text_20_body">O CakePHP aproveita-se do uso de roteamento reverso. Se com a rota anterior definida você gerar um link com a seguinte estrutura de array: <text:span text:style-name="Source_20_Text">['controller' =&gt; 'Articles', 'action' =&gt; 'index']</text:span>, a URL resultante será ‘/’. Portanto, é uma boa ideia sempre usar arrays para URLs, pois assim suas rotas definem o endereço gerado e certificam-se que os links apontem sempre para o mesmo lugar.</text:p>
        </text:section>
        <text:section text:style-name="Sect1" text:name="conclusao">
          <text:h text:style-name="Heading_20_2" text:outline-level="2">Conclusão</text:h>
          <text:p text:style-name="Text_20_body">Simples, não é? Tenha em mente que esse foi um tutorial básico. O CakePHP tem <text:span text:style-name="Emphasis">muito</text:span> mais recursos a oferecer. Não abordamos outros tópicos aqui para manter a simplicidade. Use o restante do manual como um guia para criar aplicações mais ricas.</text:p>
          <text:p text:style-name="Text_20_body">Agora que você criou uma aplicação básica no CakePHP, você pode continuar no <text:a xlink:type="simple" xlink:href="https://book.cakephp.org/3.0/pt/tutorials-and-examples/blog/part-three.html" text:style-name="Internet_20_link" text:visited-style-name="Visited_20_Internet_20_Link">Tutorial - Criando um Blog - Parte 3</text:a>, ou começar seu próprio projeto. Você também pode folhear os <text:a xlink:type="simple" xlink:href="https://book.cakephp.org/3.0/pt/topics.html" text:style-name="Internet_20_link" text:visited-style-name="Visited_20_Internet_20_Link">Utilizando o CakePHP</text:a> ou a <text:span text:style-name="Citation">API &lt;https://api.cakephp.org/3.0&gt;</text:span> para aprender mais sobre o CakePHP.</text:p>
          <text:p text:style-name="Text_20_body">Se você precisar de ajuda, há muitas formas de conseguir, por favor, visite a página <text:a xlink:type="simple" xlink:href="https://book.cakephp.org/3.0/pt/intro/where-to-get-help.html" text:style-name="Internet_20_link" text:visited-style-name="Visited_20_Internet_20_Link">Onde Conseguir Ajuda</text:a> e bem-vindo(a) ao CakePHP!</text:p>
          <text:section text:style-name="Sect1" text:name="leitura-complementar">
            <text:h text:style-name="Heading_20_3" text:outline-level="3">Leitura complementar</text:h>
            <text:p text:style-name="Text_20_body">Existem tópicos comuns que as pessoas que estão estudando o CakePHP normalmente visitam a seguir:</text:p>
            <text:list xml:id="list4858385651695229383" text:style-name="L2">
              <text:list-item>
                <text:p text:style-name="P5"><text:a xlink:type="simple" xlink:href="https://book.cakephp.org/3.0/pt/views.html#view-layouts" text:style-name="Internet_20_link" text:visited-style-name="Visited_20_Internet_20_Link">Layouts</text:a>: Customizando o layout da aplicação </text:p>
              </text:list-item>
              <text:list-item>
                <text:p text:style-name="P5"><text:a xlink:type="simple" xlink:href="https://book.cakephp.org/3.0/pt/views.html#view-elements" text:style-name="Internet_20_link" text:visited-style-name="Visited_20_Internet_20_Link">Elements</text:a>: Inclusão e reutilização de elementos na view </text:p>
              </text:list-item>
              <text:list-item>
                <text:p text:style-name="P5"><text:a xlink:type="simple" xlink:href="https://book.cakephp.org/3.0/pt/bake/usage.html" text:style-name="Internet_20_link" text:visited-style-name="Visited_20_Internet_20_Link">Geração de código com bake</text:a>: Gerando código CRUD </text:p>
              </text:list-item>
              <text:list-item>
                <text:p text:style-name="P7"><text:a xlink:type="simple" xlink:href="https://book.cakephp.org/3.0/pt/tutorials-and-examples/blog-auth-example/auth.html" text:style-name="Internet_20_link" text:visited-style-name="Visited_20_Internet_20_Link">Tutorial - Criando um Blog - Autenticação e Autorização</text:a>: Tutorial de </text:p>
                <text:p text:style-name="P8">autorização e autenticação </text:p>
              </text:list-item>
            </text:list>
          </text:section>
        </text:section>
      </text:section>
      <text:p text:style-name="Standard"/>
      <text:h text:style-name="Heading_20_1" text:outline-level="1">Tutorial - Criando um Blog - Parte 3</text:h>
      <text:section text:style-name="Sect1" text:name="tutorial-criando-um-blog-parte-3">
        <text:section text:style-name="Sect1" text:name="criar-uma-arvore-de-categoria">
          <text:h text:style-name="Heading_20_2" text:outline-level="2">Criar uma arvore de Categoria</text:h>
          <text:p text:style-name="Text_20_body">Vamos continuar o nosso aplicativo de blog e imaginar que queremos categorizar os nossos artigos. Queremos que as categorias sejam ordenadas, e para isso, vamos usar o comportamento de árvore para nos ajudar a organizar as categorias.</text:p>
          <text:p text:style-name="Text_20_body">Mas primeiro, precisamos modificar nossas tabelas.</text:p>
        </text:section>
        <text:section text:style-name="Sect1" text:name="migracao-de-plugin">
          <text:h text:style-name="Heading_20_2" text:outline-level="2"><text:soft-page-break/>Migração de Plugin</text:h>
          <text:p text:style-name="Text_20_body">Nós vamos usar o plugin de migrações para criar uma tabela em nosso banco de dados. Se você tem a tabela articles no seu banco de dados, apague. Agora abra o arquivo composer.json do seu aplicativo. Normalmente, você veria que o plugin de migração já está requisitando. Se não, addicione atráves da execução:</text:p>
          <text:p text:style-name="P1">composer require cakephp/migrations:~1.0</text:p>
          <text:p text:style-name="Text_20_body">O plugin de migração agora está na pasta de sua aplicação. Também, adicionar <text:span text:style-name="Source_20_Text">Plugin::load('Migrations');</text:span> para o arquivo bootstrap.php do seu aplicativo.</text:p>
          <text:p text:style-name="Text_20_body">Uma vez que o plugin está carregado, execute o seguinte comando para criar um arquivo de migração:</text:p>
          <text:p text:style-name="P1">bin/cake bake migration CreateArticles title:string body:text category_id:integer created modified</text:p>
          <text:p text:style-name="Text_20_body">Um arquivo de migração será gerado na pasta /config/Migrations com o seguinte:</text:p>
          <text:p text:style-name="Preformatted_20_Text">&lt;?php</text:p>
          <text:p text:style-name="Preformatted_20_Text"/>
          <text:p text:style-name="Preformatted_20_Text">use Migrations\AbstractMigration;</text:p>
          <text:p text:style-name="Preformatted_20_Text"/>
          <text:p text:style-name="Preformatted_20_Text">class CreateArticles extends AbstractMigration</text:p>
          <text:p text:style-name="Preformatted_20_Text">{</text:p>
          <text:p text:style-name="Preformatted_20_Text"><text:s text:c="4"/>public function change()</text:p>
          <text:p text:style-name="Preformatted_20_Text"><text:s text:c="4"/>{</text:p>
          <text:p text:style-name="Preformatted_20_Text"><text:s text:c="8"/>$table = $this-&gt;table('articles');</text:p>
          <text:p text:style-name="Preformatted_20_Text"><text:s text:c="8"/>$table-&gt;addColumn('title', 'string', [</text:p>
          <text:p text:style-name="Preformatted_20_Text"><text:s text:c="12"/>'default' =&gt; null,</text:p>
          <text:p text:style-name="Preformatted_20_Text"><text:s text:c="12"/>'limit' =&gt; 255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body', 'text', [</text:p>
          <text:p text:style-name="Preformatted_20_Text"><text:s text:c="12"/>'default' =&gt; null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category_id', 'integer', [</text:p>
          <text:p text:style-name="Preformatted_20_Text"><text:s text:c="12"/>'default' =&gt; null,</text:p>
          <text:p text:style-name="Preformatted_20_Text"><text:s text:c="12"/>'limit' =&gt; 11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created', 'datetime', [</text:p>
          <text:p text:style-name="Preformatted_20_Text"><text:s text:c="12"/>'default' =&gt; null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modified', 'datetime', [</text:p>
          <text:p text:style-name="Preformatted_20_Text"><text:s text:c="12"/>'default' =&gt; null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create();</text:p>
          <text:p text:style-name="Preformatted_20_Text"><text:s text:c="4"/>}</text:p>
          <text:p text:style-name="P1">}</text:p>
          <text:p text:style-name="Text_20_body">Executar outro comando para criar uma tabela de categorias. Se você precisar especificar um comprimento de campo, você pode fazê-lo dentro de colchetes no tipo de campo, ou seja:</text:p>
          <text:p text:style-name="P1"><text:soft-page-break/>bin/cake bake migration CreateCategories parent_id:integer lft:integer[10] rght:integer[10] name:string[100] description:string created modified</text:p>
          <text:p text:style-name="Text_20_body">Isso irá gerar o seguinte arquivo no config/Migrations:</text:p>
          <text:p text:style-name="Preformatted_20_Text">&lt;?php</text:p>
          <text:p text:style-name="Preformatted_20_Text"/>
          <text:p text:style-name="Preformatted_20_Text">use Migrations\AbstractMigration;</text:p>
          <text:p text:style-name="Preformatted_20_Text"/>
          <text:p text:style-name="Preformatted_20_Text">class CreateCategories extends AbstractMigration</text:p>
          <text:p text:style-name="Preformatted_20_Text">{</text:p>
          <text:p text:style-name="Preformatted_20_Text"><text:s text:c="4"/>public function change()</text:p>
          <text:p text:style-name="Preformatted_20_Text"><text:s text:c="4"/>{</text:p>
          <text:p text:style-name="Preformatted_20_Text"><text:s text:c="8"/>$table = $this-&gt;table('categories');</text:p>
          <text:p text:style-name="Preformatted_20_Text"><text:s text:c="8"/>$table-&gt;addColumn('parent_id', 'integer', [</text:p>
          <text:p text:style-name="Preformatted_20_Text"><text:s text:c="12"/>'default' =&gt; null,</text:p>
          <text:p text:style-name="Preformatted_20_Text"><text:s text:c="12"/>'limit' =&gt; 11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lft', 'integer', [</text:p>
          <text:p text:style-name="Preformatted_20_Text"><text:s text:c="12"/>'default' =&gt; null,</text:p>
          <text:p text:style-name="Preformatted_20_Text"><text:s text:c="12"/>'limit' =&gt; 10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rght', 'integer', [</text:p>
          <text:p text:style-name="Preformatted_20_Text"><text:s text:c="12"/>'default' =&gt; null,</text:p>
          <text:p text:style-name="Preformatted_20_Text"><text:s text:c="12"/>'limit' =&gt; 10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name', 'string', [</text:p>
          <text:p text:style-name="Preformatted_20_Text"><text:s text:c="12"/>'default' =&gt; null,</text:p>
          <text:p text:style-name="Preformatted_20_Text"><text:s text:c="12"/>'limit' =&gt; 100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description', 'string', [</text:p>
          <text:p text:style-name="Preformatted_20_Text"><text:s text:c="12"/>'default' =&gt; null,</text:p>
          <text:p text:style-name="Preformatted_20_Text"><text:s text:c="12"/>'limit' =&gt; 255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created', 'datetime', [</text:p>
          <text:p text:style-name="Preformatted_20_Text"><text:s text:c="12"/>'default' =&gt; null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addColumn('modified', 'datetime', [</text:p>
          <text:p text:style-name="Preformatted_20_Text"><text:s text:c="12"/>'default' =&gt; null,</text:p>
          <text:p text:style-name="Preformatted_20_Text"><text:s text:c="12"/>'null' =&gt; false,</text:p>
          <text:p text:style-name="Preformatted_20_Text"><text:s text:c="8"/>]);</text:p>
          <text:p text:style-name="Preformatted_20_Text"><text:s text:c="8"/>$table-&gt;create();</text:p>
          <text:p text:style-name="Preformatted_20_Text"><text:s text:c="4"/>}</text:p>
          <text:p text:style-name="P1">}</text:p>
          <text:p text:style-name="Text_20_body">Agora que os arquivos de migração estão criadas, você pode editá-los antes de criar suas tabelas. Precisamos mudar o ‘null’ =&gt; false para o campo parent_id com <text:span text:style-name="Source_20_Text">'null' =&gt; true</text:span> porque uma categoria de nível superior tem null no parent_id</text:p>
          <text:p text:style-name="Text_20_body">Execute o seguinte comando para criar suas tabelas:</text:p>
          <text:p text:style-name="P1">bin/cake migrations migrate</text:p>
        </text:section>
        <text:section text:style-name="Sect1" text:name="modificando-as-tabelas">
          <text:h text:style-name="Heading_20_2" text:outline-level="2"><text:soft-page-break/>Modificando as Tabelas</text:h>
          <text:p text:style-name="Text_20_body">Com nossas tabelas configuradas, agora podemos nos concentrar em categorizar os nossos artigos.</text:p>
          <text:p text:style-name="Text_20_body">Supomos que você já tem os arquivos (Tabelas, controladores e modelos dos artigos) da parte 2. Então vamos adicionar as referências a categorias.</text:p>
          <text:p text:style-name="Text_20_body">Precisamos associar os artigos e categorias juntos nas tabelas. Abra o arquivo src/Model/Table/ArticlesTable.php e adicione o seguinte:</text:p>
          <text:p text:style-name="Preformatted_20_Text">// src/Model/Table/ArticlesTable.php</text:p>
          <text:p text:style-name="Preformatted_20_Text">namespace App\Model\Table;</text:p>
          <text:p text:style-name="Preformatted_20_Text"/>
          <text:p text:style-name="Preformatted_20_Text">use Cake\ORM\Table;</text:p>
          <text:p text:style-name="Preformatted_20_Text"/>
          <text:p text:style-name="Preformatted_20_Text">class ArticlesTable extends Table</text:p>
          <text:p text:style-name="Preformatted_20_Text">{</text:p>
          <text:p text:style-name="Preformatted_20_Text"><text:s text:c="4"/>public function initialize(array $config)</text:p>
          <text:p text:style-name="Preformatted_20_Text"><text:s text:c="4"/>{</text:p>
          <text:p text:style-name="Preformatted_20_Text"><text:s text:c="8"/>$this-&gt;addBehavior('Timestamp');</text:p>
          <text:p text:style-name="Preformatted_20_Text"><text:s text:c="8"/>// Just add the belongsTo relation with CategoriesTable</text:p>
          <text:p text:style-name="Preformatted_20_Text"><text:s text:c="8"/>$this-&gt;belongsTo('Categories', [</text:p>
          <text:p text:style-name="Preformatted_20_Text"><text:s text:c="12"/>'foreignKey' =&gt; 'category_id',</text:p>
          <text:p text:style-name="Preformatted_20_Text"><text:s text:c="8"/>]);</text:p>
          <text:p text:style-name="Preformatted_20_Text"><text:s text:c="4"/>}</text:p>
          <text:p text:style-name="P1">}</text:p>
        </text:section>
        <text:section text:style-name="Sect1" text:name="gerar-codigo-esqueleto-por-categorias">
          <text:h text:style-name="Heading_20_2" text:outline-level="2">Gerar código esqueleto por categorias</text:h>
          <text:p text:style-name="Text_20_body">Crie todos os arquivos pelo comando bake:</text:p>
          <text:p text:style-name="Preformatted_20_Text">bin/cake bake model Categories</text:p>
          <text:p text:style-name="Preformatted_20_Text">bin/cake bake controller Categories</text:p>
          <text:p text:style-name="P1">bin/cake bake template Categories</text:p>
          <text:p text:style-name="Text_20_body">A ferramenta bake criou todos os seus arquivos em um piscar de olhos. Você pode fazer uma leitura rápida se quiser familiarizar como o CakePHP funciona.</text:p>
          <text:p text:style-name="Text_20_body">Se você estiver no Windows lembre-se de usar \ em vez de /.</text:p>
          <text:p text:style-name="Text_20_body">Você vai precisar editar o seguinte em <text:span text:style-name="Strong_20_Emphasis">src/Template/Categories/add.ctp</text:span> e <text:span text:style-name="Strong_20_Emphasis">src/Template/Categories/edit.ctp</text:span>:</text:p>
          <text:p text:style-name="Preformatted_20_Text">echo $this-&gt;Form-&gt;input('parent_id', [</text:p>
          <text:p text:style-name="Preformatted_20_Text"><text:s text:c="4"/>'options' =&gt; $parentCategories,</text:p>
          <text:p text:style-name="Preformatted_20_Text"><text:s text:c="4"/>'empty' =&gt; 'No parent category'</text:p>
          <text:p text:style-name="P1">]);</text:p>
        </text:section>
        <text:section text:style-name="Sect1" text:name="anexar-arvore-de-compartamento-para-categoriestable">
          <text:h text:style-name="Heading_20_2" text:outline-level="2">Anexar árvore de compartamento para CategoriesTable</text:h>
          <text:p text:style-name="Text_20_body">O <text:a xlink:type="simple" xlink:href="https://book.cakephp.org/3.0/pt/orm/behaviors/tree.html" text:style-name="Internet_20_link" text:visited-style-name="Visited_20_Internet_20_Link">TreeBehavior</text:a> ajuda você a gerenciar as estruturas de árvore hierárquica na tabela do banco de dados. Usa a lógica MPTT para gerenciar os dados. Estruturas de árvore MPTT são otimizados para lê, o que muitas vezes torna uma boa opção para aplicações pesadas, como ler blogs.</text:p>
          <text:p text:style-name="Text_20_body"><text:soft-page-break/>Se você abrir o arquivo src/Model/Table/CategoriesTable.php, você verá que o TreeBehavior foi anexado a sua CategoriesTable no método initialize(). Bake acrescenta esse comportamento para todas as tabelas que contêm lft e colunas rght:</text:p>
          <text:p text:style-name="P1">$this-&gt;addBehavior('Tree');</text:p>
          <text:p text:style-name="Text_20_body">Com o TreeBehavior anexado você vai ser capaz de acessar alguns recursos como a reordenação das categorias. Vamos ver isso em um momento.</text:p>
          <text:p text:style-name="Text_20_body">Mas, por agora, você tem que remover as seguintes entradas em seus Categorias de adicionar e editar arquivos de modelo:</text:p>
          <text:p text:style-name="Preformatted_20_Text">echo $this-&gt;Form-&gt;input('lft');</text:p>
          <text:p text:style-name="P1">echo $this-&gt;Form-&gt;input('rght');</text:p>
          <text:p text:style-name="Text_20_body">Além disso, você deve desabilitar ou remover o requirePresence do validador, tanto para a <text:span text:style-name="Source_20_Text">lft</text:span> e <text:span text:style-name="Source_20_Text">rght</text:span> nas colunas em seu modelo CategoriesTable:</text:p>
          <text:p text:style-name="Preformatted_20_Text">public function validationDefault(Validator $validator)</text:p>
          <text:p text:style-name="Preformatted_20_Text">{</text:p>
          <text:p text:style-name="Preformatted_20_Text"><text:s text:c="4"/>$validator</text:p>
          <text:p text:style-name="Preformatted_20_Text"><text:s text:c="8"/>-&gt;add('id', 'valid', ['rule' =&gt; 'numeric'])</text:p>
          <text:p text:style-name="Preformatted_20_Text"><text:s text:c="8"/>-&gt;allowEmpty('id', 'create');</text:p>
          <text:p text:style-name="Preformatted_20_Text"/>
          <text:p text:style-name="Preformatted_20_Text"><text:s text:c="4"/>$validator</text:p>
          <text:p text:style-name="Preformatted_20_Text"><text:s text:c="8"/>-&gt;add('lft', 'valid', ['rule' =&gt; 'numeric'])</text:p>
          <text:p text:style-name="Preformatted_20_Text"><text:s text:c="4"/>// <text:s text:c="3"/>-&gt;requirePresence('lft', 'create')</text:p>
          <text:p text:style-name="Preformatted_20_Text"><text:s text:c="8"/>-&gt;notEmpty('lft');</text:p>
          <text:p text:style-name="Preformatted_20_Text"/>
          <text:p text:style-name="Preformatted_20_Text"><text:s text:c="4"/>$validator</text:p>
          <text:p text:style-name="Preformatted_20_Text"><text:s text:c="8"/>-&gt;add('rght', 'valid', ['rule' =&gt; 'numeric'])</text:p>
          <text:p text:style-name="Preformatted_20_Text"><text:s text:c="4"/>// <text:s text:c="3"/>-&gt;requirePresence('rght', 'create')</text:p>
          <text:p text:style-name="Preformatted_20_Text"><text:s text:c="8"/>-&gt;notEmpty('rght');</text:p>
          <text:p text:style-name="P1">}</text:p>
          <text:p text:style-name="Text_20_body">Esses campos são automaticamente gerenciados pelo TreeBehavior quando uma categoria é salvo.</text:p>
          <text:p text:style-name="Text_20_body">Usando seu navegador, adicione algumas novas categorias usando os <text:span text:style-name="Source_20_Text">/yoursite/categories/add</text:span> ação do controlador.</text:p>
        </text:section>
        <text:section text:style-name="Sect1" text:name="reordenar-categorias-com-treebahavior">
          <text:h text:style-name="Heading_20_2" text:outline-level="2">Reordenar categorias com TreeBahavior</text:h>
          <text:p text:style-name="Text_20_body">Em seu arquivo de modelo de índices de categorias, você pode listar as categorias e reordená-los.</text:p>
          <text:p text:style-name="Text_20_body">Vamos modificar o método de índice em sua CategoriesController.php e adicionar moveUp() e moveDown() para ser capaz de reordenar as categorias na árvore:</text:p>
          <text:p text:style-name="Preformatted_20_Text">class CategoriesController extends AppController</text:p>
          <text:p text:style-name="Preformatted_20_Text">{</text:p>
          <text:p text:style-name="Preformatted_20_Text"><text:s text:c="4"/>public function index()</text:p>
          <text:p text:style-name="Preformatted_20_Text"><text:s text:c="4"/>{</text:p>
          <text:p text:style-name="Preformatted_20_Text"><text:s text:c="8"/>$categories = $this-&gt;Categories-&gt;find()</text:p>
          <text:p text:style-name="Preformatted_20_Text"><text:s text:c="12"/>-&gt;order(['lft' =&gt; 'ASC']);</text:p>
          <text:p text:style-name="Preformatted_20_Text"><text:s text:c="8"/>$this-&gt;set(compact('categories'));</text:p>
          <text:p text:style-name="Preformatted_20_Text"><text:s text:c="8"/>$this-&gt;set('_serialize', ['categories']);</text:p>
          <text:p text:style-name="Preformatted_20_Text"><text:soft-page-break/><text:s text:c="4"/>}</text:p>
          <text:p text:style-name="Preformatted_20_Text"/>
          <text:p text:style-name="Preformatted_20_Text"><text:s text:c="4"/>public function moveUp($id = null)</text:p>
          <text:p text:style-name="Preformatted_20_Text"><text:s text:c="4"/>{</text:p>
          <text:p text:style-name="Preformatted_20_Text"><text:s text:c="8"/>$this-&gt;request-&gt;allowMethod(['post', 'put']);</text:p>
          <text:p text:style-name="Preformatted_20_Text"><text:s text:c="8"/>$category = $this-&gt;Categories-&gt;get($id);</text:p>
          <text:p text:style-name="Preformatted_20_Text"><text:s text:c="8"/>if ($this-&gt;Categories-&gt;moveUp($category)) {</text:p>
          <text:p text:style-name="Preformatted_20_Text"><text:s text:c="12"/>$this-&gt;Flash-&gt;success('The category has been moved Up.');</text:p>
          <text:p text:style-name="Preformatted_20_Text"><text:s text:c="8"/>} else {</text:p>
          <text:p text:style-name="Preformatted_20_Text"><text:s text:c="12"/>$this-&gt;Flash-&gt;error('The category could not be moved up. Please, try again.');</text:p>
          <text:p text:style-name="Preformatted_20_Text"><text:s text:c="8"/>}</text:p>
          <text:p text:style-name="Preformatted_20_Text"><text:s text:c="8"/>return $this-&gt;redirect($this-&gt;referer(['action' =&gt; 'index']));</text:p>
          <text:p text:style-name="Preformatted_20_Text"><text:s text:c="4"/>}</text:p>
          <text:p text:style-name="Preformatted_20_Text"/>
          <text:p text:style-name="Preformatted_20_Text"><text:s text:c="4"/>public function moveDown($id = null)</text:p>
          <text:p text:style-name="Preformatted_20_Text"><text:s text:c="4"/>{</text:p>
          <text:p text:style-name="Preformatted_20_Text"><text:s text:c="8"/>$this-&gt;request-&gt;allowMethod(['post', 'put']);</text:p>
          <text:p text:style-name="Preformatted_20_Text"><text:s text:c="8"/>$category = $this-&gt;Categories-&gt;get($id);</text:p>
          <text:p text:style-name="Preformatted_20_Text"><text:s text:c="8"/>if ($this-&gt;Categories-&gt;moveDown($category)) {</text:p>
          <text:p text:style-name="Preformatted_20_Text"><text:s text:c="12"/>$this-&gt;Flash-&gt;success('The category has been moved down.');</text:p>
          <text:p text:style-name="Preformatted_20_Text"><text:s text:c="8"/>} else {</text:p>
          <text:p text:style-name="Preformatted_20_Text"><text:s text:c="12"/>$this-&gt;Flash-&gt;error('The category could not be moved down. Please, try again.');</text:p>
          <text:p text:style-name="Preformatted_20_Text"><text:s text:c="8"/>}</text:p>
          <text:p text:style-name="Preformatted_20_Text"><text:s text:c="8"/>return $this-&gt;redirect($this-&gt;referer(['action' =&gt; 'index']));</text:p>
          <text:p text:style-name="Preformatted_20_Text"><text:s text:c="4"/>}</text:p>
          <text:p text:style-name="P1">}</text:p>
          <text:p text:style-name="Text_20_body">Em src/Template/Categories/index.ctp substituir o conteúdo existente com:</text:p>
          <text:p text:style-name="Preformatted_20_Text">&lt;div class="actions large-2 medium-3 columns"&gt;</text:p>
          <text:p text:style-name="Preformatted_20_Text"><text:s text:c="4"/>&lt;h3&gt;&lt;?= __('Actions') ?&gt;&lt;/h3&gt;</text:p>
          <text:p text:style-name="Preformatted_20_Text"><text:s text:c="4"/>&lt;ul class="side-nav"&gt;</text:p>
          <text:p text:style-name="Preformatted_20_Text"><text:s text:c="8"/>&lt;li&gt;&lt;?= $this-&gt;Html-&gt;link(__('New Category'), ['action' =&gt; 'add']) ?&gt;&lt;/li&gt;</text:p>
          <text:p text:style-name="Preformatted_20_Text"><text:s text:c="4"/>&lt;/ul&gt;</text:p>
          <text:p text:style-name="Preformatted_20_Text">&lt;/div&gt;</text:p>
          <text:p text:style-name="Preformatted_20_Text">&lt;div class="categories index large-10 medium-9 columns"&gt;</text:p>
          <text:p text:style-name="Preformatted_20_Text"><text:s text:c="4"/>&lt;table cellpadding="0" cellspacing="0"&gt;</text:p>
          <text:p text:style-name="Preformatted_20_Text"><text:s text:c="4"/>&lt;thead&gt;</text:p>
          <text:p text:style-name="Preformatted_20_Text"><text:s text:c="8"/>&lt;tr&gt;</text:p>
          <text:p text:style-name="Preformatted_20_Text"><text:s text:c="12"/>&lt;th&gt;Id&lt;/th&gt;</text:p>
          <text:p text:style-name="Preformatted_20_Text"><text:s text:c="12"/>&lt;th&gt;Parent Id&lt;/th&gt;</text:p>
          <text:p text:style-name="Preformatted_20_Text"><text:s text:c="12"/>&lt;th&gt;Lft&lt;/th&gt;</text:p>
          <text:p text:style-name="Preformatted_20_Text"><text:s text:c="12"/>&lt;th&gt;Rght&lt;/th&gt;</text:p>
          <text:p text:style-name="Preformatted_20_Text"><text:s text:c="12"/>&lt;th&gt;Name&lt;/th&gt;</text:p>
          <text:p text:style-name="Preformatted_20_Text"><text:s text:c="12"/>&lt;th&gt;Description&lt;/th&gt;</text:p>
          <text:p text:style-name="Preformatted_20_Text"><text:s text:c="12"/>&lt;th&gt;Created&lt;/th&gt;</text:p>
          <text:p text:style-name="Preformatted_20_Text"><text:s text:c="12"/>&lt;th class="actions"&gt;&lt;?= __('Actions') ?&gt;&lt;/th&gt;</text:p>
          <text:p text:style-name="Preformatted_20_Text"><text:s text:c="8"/>&lt;/tr&gt;</text:p>
          <text:p text:style-name="Preformatted_20_Text"><text:s text:c="4"/>&lt;/thead&gt;</text:p>
          <text:p text:style-name="Preformatted_20_Text"><text:s text:c="4"/>&lt;tbody&gt;</text:p>
          <text:p text:style-name="Preformatted_20_Text"><text:s text:c="4"/>&lt;?php foreach ($categories as $category): ?&gt;</text:p>
          <text:p text:style-name="Preformatted_20_Text"><text:s text:c="8"/>&lt;tr&gt;</text:p>
          <text:p text:style-name="Preformatted_20_Text"><text:s text:c="12"/>&lt;td&gt;&lt;?= $category-&gt;id ?&gt;&lt;/td&gt;</text:p>
          <text:p text:style-name="Preformatted_20_Text"><text:s text:c="12"/>&lt;td&gt;&lt;?= $category-&gt;parent_id ?&gt;&lt;/td&gt;</text:p>
          <text:p text:style-name="Preformatted_20_Text"><text:s text:c="12"/>&lt;td&gt;&lt;?= $category-&gt;lft ?&gt;&lt;/td&gt;</text:p>
          <text:p text:style-name="Preformatted_20_Text"><text:s text:c="12"/>&lt;td&gt;&lt;?= $category-&gt;rght ?&gt;&lt;/td&gt;</text:p>
          <text:p text:style-name="Preformatted_20_Text"><text:s text:c="12"/>&lt;td&gt;&lt;?= h($category-&gt;name) ?&gt;&lt;/td&gt;</text:p>
          <text:p text:style-name="Preformatted_20_Text"><text:s text:c="12"/>&lt;td&gt;&lt;?= h($category-&gt;description) ?&gt;&lt;/td&gt;</text:p>
          <text:p text:style-name="Preformatted_20_Text"><text:s text:c="12"/>&lt;td&gt;&lt;?= h($category-&gt;created) ?&gt;&lt;/td&gt;</text:p>
          <text:p text:style-name="Preformatted_20_Text"><text:s text:c="12"/>&lt;td class="actions"&gt;</text:p>
          <text:p text:style-name="Preformatted_20_Text"><text:soft-page-break/><text:s text:c="16"/>&lt;?= $this-&gt;Html-&gt;link(__('View'), ['action' =&gt; 'view', $category-&gt;id]) ?&gt;</text:p>
          <text:p text:style-name="Preformatted_20_Text"><text:s text:c="16"/>&lt;?= $this-&gt;Html-&gt;link(__('Edit'), ['action' =&gt; 'edit', $category-&gt;id]) ?&gt;</text:p>
          <text:p text:style-name="Preformatted_20_Text"><text:s text:c="16"/>&lt;?= $this-&gt;Form-&gt;postLink(__('Delete'), ['action' =&gt; 'delete', $category-&gt;id], ['confirm' =&gt; __('Are you sure you want to delete # {0}?', $category-&gt;id)]) ?&gt;</text:p>
          <text:p text:style-name="Preformatted_20_Text"><text:s text:c="16"/>&lt;?= $this-&gt;Form-&gt;postLink(__('Move down'), ['action' =&gt; 'moveDown', $category-&gt;id], ['confirm' =&gt; __('Are you sure you want to move down # {0}?', $category-&gt;id)]) ?&gt;</text:p>
          <text:p text:style-name="Preformatted_20_Text"><text:s text:c="16"/>&lt;?= $this-&gt;Form-&gt;postLink(__('Move up'), ['action' =&gt; 'moveUp', $category-&gt;id], ['confirm' =&gt; __('Are you sure you want to move up # {0}?', $category-&gt;id)]) ?&gt;</text:p>
          <text:p text:style-name="Preformatted_20_Text"><text:s text:c="12"/>&lt;/td&gt;</text:p>
          <text:p text:style-name="Preformatted_20_Text"><text:s text:c="8"/>&lt;/tr&gt;</text:p>
          <text:p text:style-name="Preformatted_20_Text"><text:s text:c="4"/>&lt;?php endforeach; ?&gt;</text:p>
          <text:p text:style-name="Preformatted_20_Text"><text:s text:c="4"/>&lt;/tbody&gt;</text:p>
          <text:p text:style-name="Preformatted_20_Text"><text:s text:c="4"/>&lt;/table&gt;</text:p>
          <text:p text:style-name="P1">&lt;/div&gt;</text:p>
        </text:section>
        <text:section text:style-name="Sect1" text:name="modificando-o-articlescontroller">
          <text:h text:style-name="Heading_20_2" text:outline-level="2">Modificando o ArticlesController</text:h>
          <text:p text:style-name="Text_20_body">Em nossa ArticlesController, vamos obter a lista de todas as categorias. Isto irá permitir-nos para escolher uma categoria para um artigo ao criar ou editar ele:</text:p>
          <text:p text:style-name="Preformatted_20_Text">// src/Controller/ArticlesController.php</text:p>
          <text:p text:style-name="Preformatted_20_Text">namespace App\Controller;</text:p>
          <text:p text:style-name="Preformatted_20_Text"/>
          <text:p text:style-name="Preformatted_20_Text">use Cake\Network\Exception\NotFoundException;</text:p>
          <text:p text:style-name="Preformatted_20_Text"/>
          <text:p text:style-name="Preformatted_20_Text">class ArticlesController extends AppController</text:p>
          <text:p text:style-name="Preformatted_20_Text">{</text:p>
          <text:p text:style-name="Preformatted_20_Text"><text:s text:c="4"/>// ...</text:p>
          <text:p text:style-name="Preformatted_20_Text"/>
          <text:p text:style-name="Preformatted_20_Text"><text:s text:c="4"/>public function add()</text:p>
          <text:p text:style-name="Preformatted_20_Text"><text:s text:c="4"/>{</text:p>
          <text:p text:style-name="Preformatted_20_Text"><text:s text:c="8"/>$article = $this-&gt;Articles-&gt;newEntity();</text:p>
          <text:p text:style-name="Preformatted_20_Text"><text:s text:c="8"/>if ($this-&gt;request-&gt;is('post')) {</text:p>
          <text:p text:style-name="Preformatted_20_Text"><text:s text:c="12"/>$article = $this-&gt;Articles-&gt;patchEntity($article, $this-&gt;request-&gt;getData());</text:p>
          <text:p text:style-name="Preformatted_20_Text"><text:s text:c="12"/>if ($this-&gt;Articles-&gt;save($article)) {</text:p>
          <text:p text:style-name="Preformatted_20_Text"><text:s text:c="16"/>$this-&gt;Flash-&gt;success(__('Your article has been saved.'));</text:p>
          <text:p text:style-name="Preformatted_20_Text"><text:s text:c="16"/>return $this-&gt;redirect(['action' =&gt; 'index']);</text:p>
          <text:p text:style-name="Preformatted_20_Text"><text:s text:c="12"/>}</text:p>
          <text:p text:style-name="Preformatted_20_Text"><text:s text:c="12"/>$this-&gt;Flash-&gt;error(__('Unable to add your article.'));</text:p>
          <text:p text:style-name="Preformatted_20_Text"><text:s text:c="8"/>}</text:p>
          <text:p text:style-name="Preformatted_20_Text"><text:s text:c="8"/>$this-&gt;set('article', $article);</text:p>
          <text:p text:style-name="Preformatted_20_Text"/>
          <text:p text:style-name="Preformatted_20_Text"><text:s text:c="8"/>// Just added the categories list to be able to choose</text:p>
          <text:p text:style-name="Preformatted_20_Text"><text:s text:c="8"/>// one category for an article</text:p>
          <text:p text:style-name="Preformatted_20_Text"><text:s text:c="8"/>$categories = $this-&gt;Articles-&gt;Categories-&gt;find('treeList');</text:p>
          <text:p text:style-name="Preformatted_20_Text"><text:s text:c="8"/>$this-&gt;set(compact('categories'));</text:p>
          <text:p text:style-name="Preformatted_20_Text"><text:s text:c="4"/>}</text:p>
          <text:p text:style-name="P1">}</text:p>
        </text:section>
        <text:section text:style-name="Sect1" text:name="modificando-os-artigos-templates">
          <text:h text:style-name="Heading_20_2" text:outline-level="2">Modificando os artigos Templates</text:h>
          <text:p text:style-name="Text_20_body">O artigo adicionado deveria se parecer como isto:</text:p>
          <text:p text:style-name="Preformatted_20_Text">&lt;!-- File: src/Template/Articles/add.ctp --&gt;</text:p>
          <text:p text:style-name="Preformatted_20_Text"><text:soft-page-break/></text:p>
          <text:p text:style-name="Preformatted_20_Text">&lt;h1&gt;Add Article&lt;/h1&gt;</text:p>
          <text:p text:style-name="Preformatted_20_Text">&lt;?php</text:p>
          <text:p text:style-name="Preformatted_20_Text">echo $this-&gt;Form-&gt;create($article);</text:p>
          <text:p text:style-name="Preformatted_20_Text">// just added the categories input</text:p>
          <text:p text:style-name="Preformatted_20_Text">echo $this-&gt;Form-&gt;input('category_id');</text:p>
          <text:p text:style-name="Preformatted_20_Text">echo $this-&gt;Form-&gt;input('title');</text:p>
          <text:p text:style-name="Preformatted_20_Text">echo $this-&gt;Form-&gt;input('body', ['rows' =&gt; '3']);</text:p>
          <text:p text:style-name="Preformatted_20_Text">echo $this-&gt;Form-&gt;button(__('Save Article'));</text:p>
          <text:p text:style-name="P1">echo $this-&gt;Form-&gt;end();</text:p>
          <text:p text:style-name="Text_20_body">Quando você vai para o endereço <text:span text:style-name="Source_20_Text">/yoursite/categories/add</text:span> você deve ver uma lista de categorias para escolher.</text:p>
        </text:section>
      </text:section>
      <text:p text:style-name="Standard"/>
      <text:h text:style-name="Heading_20_1" text:outline-level="1">Tutorial - Criando um Blog - Autenticação e Autorização</text:h>
      <text:section text:style-name="Sect1" text:name="tutorial-criando-um-blog-autenticacao-e-autorizacao">
        <text:p text:style-name="Text_20_body">Continuando com o exemplo de <text:a xlink:type="simple" xlink:href="https://book.cakephp.org/3.0/pt/tutorials-and-examples/blog/blog.html" text:style-name="Internet_20_link" text:visited-style-name="Visited_20_Internet_20_Link">Tutorial - Criando um Blog - Parte 1</text:a>, imagine que queríamos garantir o acesso a certas URLs, com base no usuário logado. Temos também uma outra exigência: permitir que o nosso blog para tenha vários autores que podem criar, editar e excluir seus próprios artigos, e bloquear para que outros autores não façam alterações nos artigos que não lhes pertencem.</text:p>
        <text:section text:style-name="Sect1" text:name="criando-todo-o-codigo-relacionado-ao-usuario">
          <text:h text:style-name="Heading_20_2" text:outline-level="2">Criando todo o código relacionado ao Usuário</text:h>
          <text:p text:style-name="Text_20_body">Primeiro, vamos criar uma nova tabela no banco de dados do blog para armazenar dados de nossos usuários:</text:p>
          <text:p text:style-name="Preformatted_20_Text">CREATE TABLE users (</text:p>
          <text:p text:style-name="Preformatted_20_Text"><text:s text:c="4"/>id INT UNSIGNED AUTO_INCREMENT PRIMARY KEY,</text:p>
          <text:p text:style-name="Preformatted_20_Text"><text:s text:c="4"/>username VARCHAR(50),</text:p>
          <text:p text:style-name="Preformatted_20_Text"><text:s text:c="4"/>password VARCHAR(255),</text:p>
          <text:p text:style-name="Preformatted_20_Text"><text:s text:c="4"/>role VARCHAR(20),</text:p>
          <text:p text:style-name="Preformatted_20_Text"><text:s text:c="4"/>created DATETIME DEFAULT NULL,</text:p>
          <text:p text:style-name="Preformatted_20_Text"><text:s text:c="4"/>modified DATETIME DEFAULT NULL</text:p>
          <text:p text:style-name="P1">);</text:p>
          <text:p text:style-name="Text_20_body">Respeitado as convenções do CakePHP para nomear tabelas, mas também aproveitando de outras convenção: Usando as colunas <text:span text:style-name="Source_20_Text">username</text:span> e <text:span text:style-name="Source_20_Text">password</text:span> da tabela de usuários, CakePHP será capaz de configurar automaticamente a maioria das coisas para nós, na implementação do login do usuário.</text:p>
          <text:p text:style-name="Text_20_body">O próximo passo é criar a nossa classe UsersTable, responsável por encontrar, salvar e validar os dados do usuário:</text:p>
          <text:p text:style-name="Preformatted_20_Text">// src/Model/Table/UsersTable.php</text:p>
          <text:p text:style-name="Preformatted_20_Text">namespace App\Model\Table;</text:p>
          <text:p text:style-name="Preformatted_20_Text"/>
          <text:p text:style-name="Preformatted_20_Text">use Cake\ORM\Table;</text:p>
          <text:p text:style-name="Preformatted_20_Text">use Cake\Validation\Validator;</text:p>
          <text:p text:style-name="Preformatted_20_Text"/>
          <text:p text:style-name="Preformatted_20_Text">class UsersTable extends Table</text:p>
          <text:p text:style-name="Preformatted_20_Text"><text:soft-page-break/>{</text:p>
          <text:p text:style-name="Preformatted_20_Text"/>
          <text:p text:style-name="Preformatted_20_Text"><text:s text:c="4"/>public function validationDefault(Validator $validator)</text:p>
          <text:p text:style-name="Preformatted_20_Text"><text:s text:c="4"/>{</text:p>
          <text:p text:style-name="Preformatted_20_Text"><text:s text:c="8"/>return $validator</text:p>
          <text:p text:style-name="Preformatted_20_Text"><text:s text:c="12"/>-&gt;notEmpty('username', 'Usuário é necessário')</text:p>
          <text:p text:style-name="Preformatted_20_Text"><text:s text:c="12"/>-&gt;notEmpty('password', 'Senha é necessária')</text:p>
          <text:p text:style-name="Preformatted_20_Text"><text:s text:c="12"/>-&gt;notEmpty('role', 'Função é necessária')</text:p>
          <text:p text:style-name="Preformatted_20_Text"><text:s text:c="12"/>-&gt;add('role', 'inList', [</text:p>
          <text:p text:style-name="Preformatted_20_Text"><text:s text:c="16"/>'rule' =&gt; ['inList', ['admin', 'author']],</text:p>
          <text:p text:style-name="Preformatted_20_Text"><text:s text:c="16"/>'message' =&gt; 'Por favor informe uma função válida'</text:p>
          <text:p text:style-name="Preformatted_20_Text"><text:s text:c="12"/>]);</text:p>
          <text:p text:style-name="Preformatted_20_Text"><text:s text:c="4"/>}</text:p>
          <text:p text:style-name="Preformatted_20_Text"/>
          <text:p text:style-name="P1">}</text:p>
          <text:p text:style-name="Text_20_body">Vamos também criar o nosso UsersController. O conteúdo a seguir corresponde a partes de uma classe UsersController básica gerado atráves do utilitário de geração de código <text:span text:style-name="Source_20_Text">bake</text:span> fornecido com CakePHP:</text:p>
          <text:p text:style-name="Preformatted_20_Text">// src/Controller/UsersController.php</text:p>
          <text:p text:style-name="Preformatted_20_Text"/>
          <text:p text:style-name="Preformatted_20_Text">namespace App\Controller;</text:p>
          <text:p text:style-name="Preformatted_20_Text"/>
          <text:p text:style-name="Preformatted_20_Text">use App\Controller\AppController;</text:p>
          <text:p text:style-name="Preformatted_20_Text">use Cake\Event\Event;</text:p>
          <text:p text:style-name="Preformatted_20_Text"/>
          <text:p text:style-name="Preformatted_20_Text">class UsersController extends AppController</text:p>
          <text:p text:style-name="Preformatted_20_Text">{</text:p>
          <text:p text:style-name="Preformatted_20_Text"/>
          <text:p text:style-name="Preformatted_20_Text"><text:s text:c="4"/>public function beforeFilter(Event $event)</text:p>
          <text:p text:style-name="Preformatted_20_Text"><text:s text:c="4"/>{</text:p>
          <text:p text:style-name="Preformatted_20_Text"><text:s text:c="8"/>parent::beforeFilter($event);</text:p>
          <text:p text:style-name="Preformatted_20_Text"><text:s text:c="8"/>$this-&gt;Auth-&gt;allow('add');</text:p>
          <text:p text:style-name="Preformatted_20_Text"><text:s text:c="4"/>}</text:p>
          <text:p text:style-name="Preformatted_20_Text"/>
          <text:p text:style-name="Preformatted_20_Text"><text:s text:c="5"/>public function index()</text:p>
          <text:p text:style-name="Preformatted_20_Text"><text:s text:c="5"/>{</text:p>
          <text:p text:style-name="Preformatted_20_Text"><text:s text:c="8"/>$this-&gt;set('users', $this-&gt;Users-&gt;find('all'));</text:p>
          <text:p text:style-name="Preformatted_20_Text"><text:s text:c="4"/>}</text:p>
          <text:p text:style-name="Preformatted_20_Text"/>
          <text:p text:style-name="Preformatted_20_Text"><text:s text:c="4"/>public function view($id)</text:p>
          <text:p text:style-name="Preformatted_20_Text"><text:s text:c="4"/>{</text:p>
          <text:p text:style-name="Preformatted_20_Text"><text:s text:c="8"/>$user = $this-&gt;Users-&gt;get($id);</text:p>
          <text:p text:style-name="Preformatted_20_Text"><text:s text:c="8"/>$this-&gt;set(compact('user'));</text:p>
          <text:p text:style-name="Preformatted_20_Text"><text:s text:c="4"/>}</text:p>
          <text:p text:style-name="Preformatted_20_Text"/>
          <text:p text:style-name="Preformatted_20_Text"><text:s text:c="4"/>public function add()</text:p>
          <text:p text:style-name="Preformatted_20_Text"><text:s text:c="4"/>{</text:p>
          <text:p text:style-name="Preformatted_20_Text"><text:s text:c="8"/>$user = $this-&gt;Users-&gt;newEntity();</text:p>
          <text:p text:style-name="Preformatted_20_Text"><text:s text:c="8"/>if ($this-&gt;request-&gt;is('post')) {</text:p>
          <text:p text:style-name="Preformatted_20_Text"><text:s text:c="12"/>$user = $this-&gt;Users-&gt;patchEntity($user, $this-&gt;request-&gt;getData());</text:p>
          <text:p text:style-name="Preformatted_20_Text"><text:s text:c="12"/>if ($this-&gt;Users-&gt;save($user)) {</text:p>
          <text:p text:style-name="Preformatted_20_Text"><text:s text:c="16"/>$this-&gt;Flash-&gt;success(__('O usuário foi salvo.'));</text:p>
          <text:p text:style-name="Preformatted_20_Text"><text:s text:c="16"/>return $this-&gt;redirect(['action' =&gt; 'add']);</text:p>
          <text:p text:style-name="Preformatted_20_Text"><text:s text:c="12"/>}</text:p>
          <text:p text:style-name="Preformatted_20_Text"><text:s text:c="12"/>$this-&gt;Flash-&gt;error(__('Não é possível adicionar o usuário.'));</text:p>
          <text:p text:style-name="Preformatted_20_Text"><text:s text:c="8"/>}</text:p>
          <text:p text:style-name="Preformatted_20_Text"><text:s text:c="8"/>$this-&gt;set('user', $user);</text:p>
          <text:p text:style-name="Preformatted_20_Text"><text:s text:c="4"/>}</text:p>
          <text:p text:style-name="Preformatted_20_Text"/>
          <text:p text:style-name="P1">}</text:p>
          <text:p text:style-name="Text_20_body"><text:soft-page-break/>Da mesma maneira que criamos as <text:span text:style-name="Source_20_Text">views</text:span> para os nossos artigos usando a ferramenta de geração de código, podemos implementar as <text:span text:style-name="Source_20_Text">views</text:span> do usuário. Para o propósito deste tutorial, vamos mostrar apenas o add.ctp:</text:p>
          <text:p text:style-name="Preformatted_20_Text">&lt;!-- src/Template/Users/add.ctp --&gt;</text:p>
          <text:p text:style-name="Preformatted_20_Text"/>
          <text:p text:style-name="Preformatted_20_Text">&lt;div class="users form"&gt;</text:p>
          <text:p text:style-name="Preformatted_20_Text">&lt;?= $this-&gt;Form-&gt;create($user) ?&gt;</text:p>
          <text:p text:style-name="Preformatted_20_Text"><text:s text:c="4"/>&lt;fieldset&gt;</text:p>
          <text:p text:style-name="Preformatted_20_Text"><text:s text:c="8"/>&lt;legend&gt;&lt;?= __('Add User') ?&gt;&lt;/legend&gt;</text:p>
          <text:p text:style-name="Preformatted_20_Text"><text:s text:c="8"/>&lt;?= $this-&gt;Form-&gt;input('username') ?&gt;</text:p>
          <text:p text:style-name="Preformatted_20_Text"><text:s text:c="8"/>&lt;?= $this-&gt;Form-&gt;input('password') ?&gt;</text:p>
          <text:p text:style-name="Preformatted_20_Text"><text:s text:c="8"/>&lt;?= $this-&gt;Form-&gt;input('role', [</text:p>
          <text:p text:style-name="Preformatted_20_Text"><text:s text:c="12"/>'options' =&gt; ['admin' =&gt; 'Admin', 'author' =&gt; 'Author']</text:p>
          <text:p text:style-name="Preformatted_20_Text"><text:s text:c="8"/>]) ?&gt;</text:p>
          <text:p text:style-name="Preformatted_20_Text"><text:s text:c="3"/>&lt;/fieldset&gt;</text:p>
          <text:p text:style-name="Preformatted_20_Text">&lt;?= $this-&gt;Form-&gt;button(__('Submit')); ?&gt;</text:p>
          <text:p text:style-name="Preformatted_20_Text">&lt;?= $this-&gt;Form-&gt;end() ?&gt;</text:p>
          <text:p text:style-name="P1">&lt;/div&gt;</text:p>
        </text:section>
        <text:section text:style-name="Sect1" text:name="autenticacao-login-e-logout">
          <text:h text:style-name="Heading_20_2" text:outline-level="2">Autenticação (Login e Logout)</text:h>
          <text:p text:style-name="Text_20_body">Agora estamos prontos para adicionar a nossa camada de autenticação. Em CakePHP isso é tratado pelo <text:span text:style-name="Source_20_Text">Cake\Controller\Component\AuthComponent</text:span>, uma classe responsável por exigir o <text:span text:style-name="Source_20_Text">login</text:span> para determinadas ações, a manipulação de <text:span text:style-name="Source_20_Text">login</text:span> e <text:span text:style-name="Source_20_Text">logout</text:span> de usuário, e também permite as ações para que estão autorizados.</text:p>
          <text:p text:style-name="Text_20_body">Para adicionar este componente em sua aplicação abra o arquivos <text:span text:style-name="Strong_20_Emphasis">src/Controller/AppController.php</text:span> e adicione as seguintes linha:</text:p>
          <text:p text:style-name="Preformatted_20_Text">// src/Controller/AppController.php</text:p>
          <text:p text:style-name="Preformatted_20_Text"/>
          <text:p text:style-name="Preformatted_20_Text">namespace App\Controller;</text:p>
          <text:p text:style-name="Preformatted_20_Text"/>
          <text:p text:style-name="Preformatted_20_Text">use Cake\Controller\Controller;</text:p>
          <text:p text:style-name="Preformatted_20_Text">use Cake\Event\Event;</text:p>
          <text:p text:style-name="Preformatted_20_Text"/>
          <text:p text:style-name="Preformatted_20_Text">class AppController extends Controller</text:p>
          <text:p text:style-name="Preformatted_20_Text">{</text:p>
          <text:p text:style-name="Preformatted_20_Text"><text:s text:c="4"/>//...</text:p>
          <text:p text:style-name="Preformatted_20_Text"/>
          <text:p text:style-name="Preformatted_20_Text"><text:s text:c="4"/>public function initialize()</text:p>
          <text:p text:style-name="Preformatted_20_Text"><text:s text:c="4"/>{</text:p>
          <text:p text:style-name="Preformatted_20_Text"><text:s text:c="8"/>$this-&gt;loadComponent('Flash');</text:p>
          <text:p text:style-name="Preformatted_20_Text"><text:s text:c="8"/>$this-&gt;loadComponent('Auth', [</text:p>
          <text:p text:style-name="Preformatted_20_Text"><text:s text:c="12"/>'loginRedirect' =&gt; [</text:p>
          <text:p text:style-name="Preformatted_20_Text"><text:s text:c="16"/>'controller' =&gt; 'Articles',</text:p>
          <text:p text:style-name="Preformatted_20_Text"><text:s text:c="16"/>'action' =&gt; 'index'</text:p>
          <text:p text:style-name="Preformatted_20_Text"><text:s text:c="12"/>],</text:p>
          <text:p text:style-name="Preformatted_20_Text"><text:s text:c="12"/>'logoutRedirect' =&gt; [</text:p>
          <text:p text:style-name="Preformatted_20_Text"><text:s text:c="16"/>'controller' =&gt; 'Pages',</text:p>
          <text:p text:style-name="Preformatted_20_Text"><text:s text:c="16"/>'action' =&gt; 'display',</text:p>
          <text:p text:style-name="Preformatted_20_Text"><text:soft-page-break/><text:s text:c="16"/>'home'</text:p>
          <text:p text:style-name="Preformatted_20_Text"><text:s text:c="12"/>]</text:p>
          <text:p text:style-name="Preformatted_20_Text"><text:s text:c="8"/>]);</text:p>
          <text:p text:style-name="Preformatted_20_Text"><text:s text:c="4"/>}</text:p>
          <text:p text:style-name="Preformatted_20_Text"/>
          <text:p text:style-name="Preformatted_20_Text"><text:s text:c="4"/>public function beforeFilter(Event $event)</text:p>
          <text:p text:style-name="Preformatted_20_Text"><text:s text:c="4"/>{</text:p>
          <text:p text:style-name="Preformatted_20_Text"><text:s text:c="8"/>$this-&gt;Auth-&gt;allow(['index', 'view', 'display']);</text:p>
          <text:p text:style-name="Preformatted_20_Text"><text:s text:c="4"/>}</text:p>
          <text:p text:style-name="Preformatted_20_Text"><text:s text:c="4"/>//...</text:p>
          <text:p text:style-name="P1">}</text:p>
          <text:p text:style-name="Text_20_body">Não há muito para ser configurado, como usamos as convenções para a tabela de usuários. Nós apenas configuramos as URLs que serão carregados após o <text:span text:style-name="Source_20_Text">login</text:span> e <text:span text:style-name="Source_20_Text">logout</text:span>, estás ações são realizadas no nosso caso para os <text:span text:style-name="Source_20_Text">/articles/</text:span> e <text:span text:style-name="Source_20_Text">/</text:span> respectivamente.</text:p>
          <text:p text:style-name="Text_20_body"><text:soft-page-break/>O que fizemos na função <text:span text:style-name="Source_20_Text">beforeFilter()</text:span> foi dizer ao <text:span text:style-name="Source_20_Text">AuthComponent</text:span> para não exigir <text:span text:style-name="Source_20_Text">login</text:span> em todos <text:span text:style-name="Source_20_Text">index()</text:span> e <text:span text:style-name="Source_20_Text">view()</text:span>, em cada controlador. Queremos que os nossos visitantes sejam capaz de ler e listar as entradas sem registrar-se no site.</text:p>
          <text:p text:style-name="Text_20_body">Agora, precisamos ser capaz de registrar novos usuários, salvar seu <text:span text:style-name="Source_20_Text">username</text:span> e <text:span text:style-name="Source_20_Text">password</text:span>, e mais importante, o hash da senha para que ele não seja armazenado como texto simples no nosso banco de dados. Vamos dizer ao <text:span text:style-name="Source_20_Text">AuthComponet</text:span> para permitir que usuários deslogados acessem a função add e execute as ações de <text:span text:style-name="Source_20_Text">login</text:span> e <text:span text:style-name="Source_20_Text">logout</text:span>:</text:p>
          <text:p text:style-name="Preformatted_20_Text">// src/Controller/UsersController.php</text:p>
          <text:p text:style-name="Preformatted_20_Text"/>
          <text:p text:style-name="Preformatted_20_Text">public function beforeFilter(Event $event)</text:p>
          <text:p text:style-name="Preformatted_20_Text">{</text:p>
          <text:p text:style-name="Preformatted_20_Text"><text:s text:c="4"/>parent::beforeFilter($event);</text:p>
          <text:p text:style-name="Preformatted_20_Text"><text:s text:c="4"/>// Permitir aos usuários se registrarem e efetuar logout.</text:p>
          <text:p text:style-name="Preformatted_20_Text"><text:s text:c="4"/>// Você não deve adicionar a ação de "login" a lista de permissões.</text:p>
          <text:p text:style-name="Preformatted_20_Text"><text:s text:c="4"/>// Isto pode causar problemas com o funcionamento normal do AuthComponent.</text:p>
          <text:p text:style-name="Preformatted_20_Text"><text:s text:c="4"/>$this-&gt;Auth-&gt;allow(['add', 'logout']);</text:p>
          <text:p text:style-name="Preformatted_20_Text">}</text:p>
          <text:p text:style-name="Preformatted_20_Text"/>
          <text:p text:style-name="Preformatted_20_Text">public function login()</text:p>
          <text:p text:style-name="Preformatted_20_Text">{</text:p>
          <text:p text:style-name="Preformatted_20_Text"><text:s text:c="4"/>if ($this-&gt;request-&gt;is('post')) {</text:p>
          <text:p text:style-name="Preformatted_20_Text"><text:s text:c="8"/>$user = $this-&gt;Auth-&gt;identify();</text:p>
          <text:p text:style-name="Preformatted_20_Text"><text:s text:c="8"/>if ($user) {</text:p>
          <text:p text:style-name="Preformatted_20_Text"><text:s text:c="12"/>$this-&gt;Auth-&gt;setUser($user);</text:p>
          <text:p text:style-name="Preformatted_20_Text"><text:s text:c="12"/>return $this-&gt;redirect($this-&gt;Auth-&gt;redirectUrl());</text:p>
          <text:p text:style-name="Preformatted_20_Text"><text:s text:c="8"/>}</text:p>
          <text:p text:style-name="Preformatted_20_Text"><text:s text:c="8"/>$this-&gt;Flash-&gt;error(__('Usuário ou senha ínvalido, tente novamente'));</text:p>
          <text:p text:style-name="Preformatted_20_Text"><text:s text:c="4"/>}</text:p>
          <text:p text:style-name="Preformatted_20_Text">}</text:p>
          <text:p text:style-name="Preformatted_20_Text"/>
          <text:p text:style-name="Preformatted_20_Text">public function logout()</text:p>
          <text:p text:style-name="Preformatted_20_Text">{</text:p>
          <text:p text:style-name="Preformatted_20_Text"><text:s text:c="4"/>return $this-&gt;redirect($this-&gt;Auth-&gt;logout());</text:p>
          <text:p text:style-name="P1">}</text:p>
          <text:p text:style-name="Text_20_body">O hashing da senha ainda não está feito, precisamos de uma classe a fim de manipular sua geração. Crie o arquivo <text:span text:style-name="Strong_20_Emphasis">src/Model/Entity/User.php</text:span> e adicione a seguinte trecho:</text:p>
          <text:p text:style-name="Preformatted_20_Text">// src/Model/Entity/User.php</text:p>
          <text:p text:style-name="Preformatted_20_Text">namespace App\Model\Entity;</text:p>
          <text:p text:style-name="Preformatted_20_Text"/>
          <text:p text:style-name="Preformatted_20_Text">use Cake\Auth\DefaultPasswordHasher;</text:p>
          <text:p text:style-name="Preformatted_20_Text">use Cake\ORM\Entity;</text:p>
          <text:p text:style-name="Preformatted_20_Text"/>
          <text:p text:style-name="Preformatted_20_Text">class User extends Entity</text:p>
          <text:p text:style-name="Preformatted_20_Text">{</text:p>
          <text:p text:style-name="Preformatted_20_Text"/>
          <text:p text:style-name="Preformatted_20_Text"><text:s text:c="4"/>// Gera conjunto de todos os campos exceto o com a chave primária.</text:p>
          <text:p text:style-name="Preformatted_20_Text"><text:s text:c="4"/>protected $_accessible = [</text:p>
          <text:p text:style-name="Preformatted_20_Text"><text:s text:c="8"/>'*' =&gt; true,</text:p>
          <text:p text:style-name="Preformatted_20_Text"><text:s text:c="8"/>'id' =&gt; false</text:p>
          <text:p text:style-name="Preformatted_20_Text"><text:s text:c="4"/>];</text:p>
          <text:p text:style-name="Preformatted_20_Text"/>
          <text:p text:style-name="Preformatted_20_Text"><text:s text:c="4"/>// ...</text:p>
          <text:p text:style-name="Preformatted_20_Text"/>
          <text:p text:style-name="Preformatted_20_Text"><text:s text:c="4"/>protected function _setPassword($password)</text:p>
          <text:p text:style-name="Preformatted_20_Text"><text:s text:c="4"/>{</text:p>
          <text:p text:style-name="Preformatted_20_Text"><text:s text:c="8"/>if (strlen($password) &gt; 0) {</text:p>
          <text:p text:style-name="Preformatted_20_Text"><text:soft-page-break/><text:s text:c="12"/>return (new DefaultPasswordHasher)-&gt;hash($password);</text:p>
          <text:p text:style-name="Preformatted_20_Text"><text:s text:c="8"/>}</text:p>
          <text:p text:style-name="Preformatted_20_Text"><text:s text:c="4"/>}</text:p>
          <text:p text:style-name="Preformatted_20_Text"/>
          <text:p text:style-name="Preformatted_20_Text"><text:s text:c="4"/>// ...</text:p>
          <text:p text:style-name="P1">}</text:p>
          <text:p text:style-name="Text_20_body">Agora, a senha criptografada usando a classe <text:span text:style-name="Source_20_Text">DefaultPasswordHasher</text:span>. Está faltando apenas o arquivo para exibição da tela de login. Abra o arquivo <text:span text:style-name="Strong_20_Emphasis">src/Template/Users/login.ctp</text:span> e adicione as seguintes linhas:</text:p>
          <text:p text:style-name="Preformatted_20_Text">&lt;!-- File: src/Template/Users/login.ctp --&gt;</text:p>
          <text:p text:style-name="Preformatted_20_Text"/>
          <text:p text:style-name="Preformatted_20_Text">&lt;div class="users form"&gt;</text:p>
          <text:p text:style-name="Preformatted_20_Text">&lt;?= $this-&gt;Flash-&gt;render('auth') ?&gt;</text:p>
          <text:p text:style-name="Preformatted_20_Text">&lt;?= $this-&gt;Form-&gt;create() ?&gt;</text:p>
          <text:p text:style-name="Preformatted_20_Text"><text:s text:c="4"/>&lt;fieldset&gt;</text:p>
          <text:p text:style-name="Preformatted_20_Text"><text:s text:c="8"/>&lt;legend&gt;&lt;?= __('Por favor informe seu usuário e senha') ?&gt;&lt;/legend&gt;</text:p>
          <text:p text:style-name="Preformatted_20_Text"><text:s text:c="8"/>&lt;?= $this-&gt;Form-&gt;input('username') ?&gt;</text:p>
          <text:p text:style-name="Preformatted_20_Text"><text:s text:c="8"/>&lt;?= $this-&gt;Form-&gt;input('password') ?&gt;</text:p>
          <text:p text:style-name="Preformatted_20_Text"><text:s text:c="4"/>&lt;/fieldset&gt;</text:p>
          <text:p text:style-name="Preformatted_20_Text">&lt;?= $this-&gt;Form-&gt;button(__('Login')); ?&gt;</text:p>
          <text:p text:style-name="Preformatted_20_Text">&lt;?= $this-&gt;Form-&gt;end() ?&gt;</text:p>
          <text:p text:style-name="P1">&lt;/div&gt;</text:p>
          <text:p text:style-name="Text_20_body">Agora você pode registrar um novo usuário, acessando a URL <text:span text:style-name="Source_20_Text">/users/add</text:span> e faça login com o usuário recém-criado, indo para a URL <text:span text:style-name="Source_20_Text">/users/login</text:span>. Além disso, tente acessar qualquer outro URL que não tenha sido explicitamente permitido, como <text:span text:style-name="Source_20_Text">/articles/add</text:span>, você vai ver que o aplicativo redireciona automaticamente para a página de login.</text:p>
          <text:p text:style-name="Text_20_body">E é isso! Parece simples demais para ser verdade. Vamos voltar um pouco para explicar o que aconteceu. A função <text:span text:style-name="Source_20_Text">beforeFilter()</text:span> está falando para o AuthComponent não solicitar um login para a ação <text:span text:style-name="Source_20_Text">add()</text:span> em adição as ações <text:span text:style-name="Source_20_Text">index()</text:span> e <text:span text:style-name="Source_20_Text">view()</text:span> que foram prontamente autorizadas na função <text:span text:style-name="Source_20_Text">beforeFilter()</text:span> do AppController.</text:p>
          <text:p text:style-name="Text_20_body">A ação <text:span text:style-name="Source_20_Text">login()</text:span> chama a função <text:span text:style-name="Source_20_Text">$this-&gt;Auth-&gt;identify()</text:span> da AuthComponent, que funciona sem qualquer outra configuração porque estamos seguindo convenções, como mencionado anteriormente. Ou seja, ter uma tabela de usuários com um <text:span text:style-name="Source_20_Text">username</text:span> e uma coluna de <text:span text:style-name="Source_20_Text">password</text:span>, e usamos um form para postar os dados do usuário para o controller. Esta função retorna se o login foi bem sucedido ou não, e caso ela retorne sucesso, então nós redirecionamos o usuário para a URL que configuramos quando adicionamos o AuthComponent em nossa aplicação.</text:p>
          <text:p text:style-name="Text_20_body">O logout funciona quando acessamos a URL <text:span text:style-name="Source_20_Text">/users/logout</text:span> que irá redirecionar o usuário para a url configurada em logoutUrl. Essa url é acionada quando a função <text:span text:style-name="Source_20_Text">AuthComponent::logout()</text:span>.</text:p>
        </text:section>
        <text:section text:style-name="Sect1" text:name="autorizacao-quem-tem-permissao-para-acessar-o-que">
          <text:h text:style-name="Heading_20_2" text:outline-level="2">Autorização (quem tem permissão para acessar o que)</text:h>
          <text:p text:style-name="Text_20_body">Como afirmado anteriormente, nós estamos convertendo esse blog em uma ferramenta multi usuário de autoria, e para fazer isso, precisamos modificar a tabela de artigos um pouco para adicionar a referência à tabela de Usuários:</text:p>
          <text:p text:style-name="P1"><text:soft-page-break/>ALTER TABLE articles ADD COLUMN user_id INT(11);</text:p>
          <text:p text:style-name="Text_20_body">Além disso, uma pequena mudança no ArticlesController é necessário para armazenar o usuário conectado no momento como uma referência para o artigo criado:</text:p>
          <text:p text:style-name="Preformatted_20_Text">// src/Controller/ArticlesController.php</text:p>
          <text:p text:style-name="Preformatted_20_Text"/>
          <text:p text:style-name="Preformatted_20_Text">public function add()</text:p>
          <text:p text:style-name="Preformatted_20_Text">{</text:p>
          <text:p text:style-name="Preformatted_20_Text"><text:s text:c="4"/>$article = $this-&gt;Articles-&gt;newEntity();</text:p>
          <text:p text:style-name="Preformatted_20_Text"><text:s text:c="4"/>if ($this-&gt;request-&gt;is('post')) {</text:p>
          <text:p text:style-name="Preformatted_20_Text"><text:s text:c="8"/>$article = $this-&gt;Articles-&gt;patchEntity($article, $this-&gt;request-&gt;getData());</text:p>
          <text:p text:style-name="Preformatted_20_Text"><text:s text:c="8"/>// Adicione esta linha</text:p>
          <text:p text:style-name="Preformatted_20_Text"><text:s text:c="8"/>$article-&gt;user_id = $this-&gt;Auth-&gt;user('id');</text:p>
          <text:p text:style-name="Preformatted_20_Text"><text:s text:c="8"/>// Você também pode fazer o seguinte</text:p>
          <text:p text:style-name="Preformatted_20_Text"><text:s text:c="8"/>//$newData = ['user_id' =&gt; $this-&gt;Auth-&gt;user('id')];</text:p>
          <text:p text:style-name="Preformatted_20_Text"><text:s text:c="8"/>//$article = $this-&gt;Articles-&gt;patchEntity($article, $newData);</text:p>
          <text:p text:style-name="Preformatted_20_Text"><text:s text:c="8"/>if ($this-&gt;Articles-&gt;save($article)) {</text:p>
          <text:p text:style-name="Preformatted_20_Text"><text:s text:c="12"/>$this-&gt;Flash-&gt;success(__('Seu artigo foi salvo.'));</text:p>
          <text:p text:style-name="Preformatted_20_Text"><text:s text:c="12"/>return $this-&gt;redirect(['action' =&gt; 'index']);</text:p>
          <text:p text:style-name="Preformatted_20_Text"><text:s text:c="8"/>}</text:p>
          <text:p text:style-name="Preformatted_20_Text"><text:s text:c="8"/>$this-&gt;Flash-&gt;error(__('Não foi possível adicionar seu artigo.'));</text:p>
          <text:p text:style-name="Preformatted_20_Text"><text:s text:c="4"/>}</text:p>
          <text:p text:style-name="Preformatted_20_Text"><text:s text:c="4"/>$this-&gt;set('article', $article);</text:p>
          <text:p text:style-name="P1">}</text:p>
          <text:p text:style-name="Text_20_body">A função <text:span text:style-name="Source_20_Text">user()</text:span> fornecida pelo componente retorna qualquer coluna do usuário logado no momento. Nós usamos esse metódo para adicionar a informação dentro de request data para que ela seja salva.</text:p>
          <text:p text:style-name="Text_20_body">Vamos garantir que nossa app evite que alguns autores editem ou apaguem posts de outros. Uma regra básica para nossa aplicação é que usuários admin possam acessar qualquer url, enquanto usuários normais (o papel author) podem somente acessar as actions permitidas. Abra novamente a classe AppController e adicione um pouco mais de opções para as configurações do Auth:</text:p>
          <text:p text:style-name="Preformatted_20_Text">// src/Controller/AppController.php</text:p>
          <text:p text:style-name="Preformatted_20_Text"/>
          <text:p text:style-name="Preformatted_20_Text">public function initialize()</text:p>
          <text:p text:style-name="Preformatted_20_Text">{</text:p>
          <text:p text:style-name="Preformatted_20_Text"><text:s text:c="4"/>$this-&gt;loadComponent('Flash');</text:p>
          <text:p text:style-name="Preformatted_20_Text"><text:s text:c="4"/>$this-&gt;loadComponent('Auth', [</text:p>
          <text:p text:style-name="Preformatted_20_Text"><text:s text:c="8"/>'authorize' =&gt; ['Controller'], // Adicione está linha</text:p>
          <text:p text:style-name="Preformatted_20_Text"><text:s text:c="8"/>'loginRedirect' =&gt; [</text:p>
          <text:p text:style-name="Preformatted_20_Text"><text:s text:c="12"/>'controller' =&gt; 'Articles',</text:p>
          <text:p text:style-name="Preformatted_20_Text"><text:s text:c="12"/>'action' =&gt; 'index'</text:p>
          <text:p text:style-name="Preformatted_20_Text"><text:s text:c="8"/>],</text:p>
          <text:p text:style-name="Preformatted_20_Text"><text:s text:c="8"/>'logoutRedirect' =&gt; [</text:p>
          <text:p text:style-name="Preformatted_20_Text"><text:s text:c="12"/>'controller' =&gt; 'Pages',</text:p>
          <text:p text:style-name="Preformatted_20_Text"><text:s text:c="12"/>'action' =&gt; 'display',</text:p>
          <text:p text:style-name="Preformatted_20_Text"><text:s text:c="12"/>'home'</text:p>
          <text:p text:style-name="Preformatted_20_Text"><text:s text:c="8"/>]</text:p>
          <text:p text:style-name="Preformatted_20_Text"><text:s text:c="4"/>]);</text:p>
          <text:p text:style-name="Preformatted_20_Text">}</text:p>
          <text:p text:style-name="Preformatted_20_Text"/>
          <text:p text:style-name="Preformatted_20_Text">public function isAuthorized($user)</text:p>
          <text:p text:style-name="Preformatted_20_Text">{</text:p>
          <text:p text:style-name="Preformatted_20_Text"><text:s text:c="4"/>// Admin pode acessar todas as actions</text:p>
          <text:p text:style-name="Preformatted_20_Text"><text:s text:c="4"/>if (isset($user['role']) &amp;&amp; $user['role'] === 'admin') {</text:p>
          <text:p text:style-name="Preformatted_20_Text"><text:soft-page-break/><text:s text:c="8"/>return true;</text:p>
          <text:p text:style-name="Preformatted_20_Text"><text:s text:c="4"/>}</text:p>
          <text:p text:style-name="Preformatted_20_Text"/>
          <text:p text:style-name="Preformatted_20_Text"><text:s text:c="4"/>// Bloqueia acesso por padrão</text:p>
          <text:p text:style-name="Preformatted_20_Text"><text:s text:c="4"/>return false;</text:p>
          <text:p text:style-name="P1">}</text:p>
          <text:p text:style-name="Text_20_body">Acabamos de criar um mecanismo de autorização muito simples. Nesse caso os usuários com papel <text:span text:style-name="Source_20_Text">admin</text:span> poderão acessar qualquer url no site quando estiverem logados, mas o restante dos usuários (author) não podem acessar qualquer coisa diferente dos usuários não logados.</text:p>
          <text:p text:style-name="Text_20_body">Isso não é exatamente o que nós queremos, por isso precisamos corrigir nosso metódo <text:span text:style-name="Source_20_Text">isAuthorized()</text:span> para fornecer mais regras. Mas ao invés de fazer isso no AppController, vamos delegar a cada controller para suprir essas regras extras. As regras que adicionaremos para o <text:span text:style-name="Source_20_Text">add</text:span> de ArticlesController deve permitir ao autores criarem os posts mas evitar a edição de posts que não sejam deles. Abra o arquivo <text:span text:style-name="Strong_20_Emphasis">src/Controller/ArticlesController.php</text:span> e adicione o seguinte conteúdo:</text:p>
          <text:p text:style-name="Preformatted_20_Text">// src/Controller/ArticlesController.php</text:p>
          <text:p text:style-name="Preformatted_20_Text"/>
          <text:p text:style-name="Preformatted_20_Text">public function isAuthorized($user)</text:p>
          <text:p text:style-name="Preformatted_20_Text">{</text:p>
          <text:p text:style-name="Preformatted_20_Text"><text:s text:c="4"/>// Todos os usuários registrados podem adicionar artigos</text:p>
          <text:p text:style-name="Preformatted_20_Text"><text:s text:c="4"/>if ($this-&gt;request-&gt;getParam('action') === 'add') {</text:p>
          <text:p text:style-name="Preformatted_20_Text"><text:s text:c="8"/>return true;</text:p>
          <text:p text:style-name="Preformatted_20_Text"><text:s text:c="4"/>}</text:p>
          <text:p text:style-name="Preformatted_20_Text"/>
          <text:p text:style-name="Preformatted_20_Text"><text:s text:c="4"/>// Apenas o proprietário do artigo pode editar e excluí</text:p>
          <text:p text:style-name="Preformatted_20_Text"><text:s text:c="4"/>if (in_array($this-&gt;request-&gt;getParam('action'), ['edit', 'delete'])) {</text:p>
          <text:p text:style-name="Preformatted_20_Text"><text:s text:c="8"/>$articleId = (int)$this-&gt;request-&gt;getParam('pass.0');</text:p>
          <text:p text:style-name="Preformatted_20_Text"><text:s text:c="8"/>if ($this-&gt;Articles-&gt;isOwnedBy($articleId, $user['id'])) {</text:p>
          <text:p text:style-name="Preformatted_20_Text"><text:s text:c="12"/>return true;</text:p>
          <text:p text:style-name="Preformatted_20_Text"><text:s text:c="8"/>}</text:p>
          <text:p text:style-name="Preformatted_20_Text"><text:s text:c="4"/>}</text:p>
          <text:p text:style-name="Preformatted_20_Text"/>
          <text:p text:style-name="Preformatted_20_Text"><text:s text:c="4"/>return parent::isAuthorized($user);</text:p>
          <text:p text:style-name="P1">}</text:p>
          <text:p text:style-name="Text_20_body">Estamos sobrescrevendo a chamada <text:span text:style-name="Source_20_Text">isAuthorized()``do AppController e internamente verificando na classe pai se o usuário está autorizado. Caso não esteja, então apenas permitem acessar a action ``add</text:span>, e condicionalmente action <text:span text:style-name="Source_20_Text">edit</text:span> e <text:span text:style-name="Source_20_Text">delete</text:span>. Uma última coisa não foi implementada. Para dizer ou não se o usuário está autorizado a editar o artigo, nós estamos chamando uma função <text:span text:style-name="Source_20_Text">isOwnedBy()</text:span> na tabela artigos. Vamos, então, implementar essa função:</text:p>
          <text:p text:style-name="Preformatted_20_Text">// src/Model/Table/ArticlesTable.php</text:p>
          <text:p text:style-name="Preformatted_20_Text"/>
          <text:p text:style-name="Preformatted_20_Text">public function isOwnedBy($articleId, $userId)</text:p>
          <text:p text:style-name="Preformatted_20_Text">{</text:p>
          <text:p text:style-name="Preformatted_20_Text"><text:s text:c="4"/>return $this-&gt;exists(['id' =&gt; $articleId, 'user_id' =&gt; $userId]);</text:p>
          <text:p text:style-name="P1">}</text:p>
          <text:p text:style-name="Text_20_body"><text:soft-page-break/>Isso conclui então nossa autorização simples e nosso tutorial de autorização. Para garantir o UsersController você pode seguir as mesmas técnicas que usamos para ArticlesController, você também pode ser mais criativo e codificar algumas coisas mais gerais no AppController para suas próprias regras baseadas em papéis.</text:p>
          <text:p text:style-name="Text_20_body">Se precisar de mais controle, nós sugerimos que leia o guia completo do Auth <text:a xlink:type="simple" xlink:href="https://book.cakephp.org/3.0/pt/controllers/components/authentication.html" text:style-name="Internet_20_link" text:visited-style-name="Visited_20_Internet_20_Link">Authentication</text:a> seção onde você encontrará mais sobre a configuração do componente, criação de classes de Autorização customizadas, e muito mais.</text:p>
          <text:section text:style-name="Sect1" text:name="sugerimos-as-seguintes-leituras">
            <text:h text:style-name="Heading_20_3" text:outline-level="3">Sugerimos as seguintes leituras</text:h>
            <text:list xml:id="list1667738546593274586" text:style-name="L3">
              <text:list-item>
                <text:p text:style-name="P6"><text:a xlink:type="simple" xlink:href="https://book.cakephp.org/3.0/pt/bake/usage.html" text:style-name="Internet_20_link" text:visited-style-name="Visited_20_Internet_20_Link">Geração de código com bake</text:a> Generating basic CRUD code </text:p>
              </text:list-item>
              <text:list-item>
                <text:p text:style-name="P3"><text:a xlink:type="simple" xlink:href="https://book.cakephp.org/3.0/pt/controllers/components/authentication.html" text:style-name="Internet_20_link" text:visited-style-name="Visited_20_Internet_20_Link">Authentication</text:a>: User registration and login </text:p>
              </text:list-item>
            </text:list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6:03:55.511922140</meta:creation-date>
    <dc:date>2018-04-14T16:05:38.932677597</dc:date>
    <meta:editing-duration>PT1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0" meta:paragraph-count="923" meta:word-count="7104" meta:character-count="55122" meta:non-whitespace-character-count="45088"/>
  </office:meta>
</office:document-meta>
</file>